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82c07" officeooo:paragraph-rsid="00d82c07"/>
    </style:style>
    <style:style style:name="P73" style:family="paragraph" style:parent-style-name="Text_20_body">
      <style:text-properties officeooo:rsid="00ced02a" officeooo:paragraph-rsid="00ced02a"/>
    </style:style>
    <style:style style:name="P74" style:family="paragraph" style:parent-style-name="Text_20_body">
      <style:text-properties officeooo:rsid="00daaba4" officeooo:paragraph-rsid="00daaba4"/>
    </style:style>
    <style:style style:name="P75" style:family="paragraph" style:parent-style-name="Text_20_body">
      <style:text-properties officeooo:rsid="00e9a0d4" officeooo:paragraph-rsid="00e9a0d4"/>
    </style:style>
    <style:style style:name="P76" style:family="paragraph" style:parent-style-name="Text_20_body">
      <style:text-properties officeooo:rsid="00e9fdd0" officeooo:paragraph-rsid="00e9fdd0"/>
    </style:style>
    <style:style style:name="P77" style:family="paragraph" style:parent-style-name="Text_20_body">
      <style:text-properties officeooo:rsid="00eb9a30" officeooo:paragraph-rsid="00eb9a30"/>
    </style:style>
    <style:style style:name="P78" style:family="paragraph" style:parent-style-name="Text_20_body">
      <style:text-properties officeooo:rsid="01014d19" officeooo:paragraph-rsid="01014d19"/>
    </style:style>
    <style:style style:name="P79" style:family="paragraph" style:parent-style-name="Text_20_body">
      <style:text-properties officeooo:rsid="01022ab7" officeooo:paragraph-rsid="01022ab7"/>
    </style:style>
    <style:style style:name="P80" style:family="paragraph" style:parent-style-name="Text_20_body">
      <style:text-properties officeooo:rsid="01028def" officeooo:paragraph-rsid="01028def"/>
    </style:style>
    <style:style style:name="P81" style:family="paragraph" style:parent-style-name="Text_20_body">
      <style:text-properties officeooo:rsid="01046c35" officeooo:paragraph-rsid="01046c35"/>
    </style:style>
    <style:style style:name="P82" style:family="paragraph" style:parent-style-name="Text_20_body">
      <style:text-properties officeooo:rsid="01055972" officeooo:paragraph-rsid="01055972"/>
    </style:style>
    <style:style style:name="P83" style:family="paragraph" style:parent-style-name="Text_20_body">
      <style:text-properties officeooo:rsid="010df742" officeooo:paragraph-rsid="010df742"/>
    </style:style>
    <style:style style:name="P84" style:family="paragraph" style:parent-style-name="Text_20_body">
      <style:text-properties officeooo:rsid="010fd651" officeooo:paragraph-rsid="010fd651"/>
    </style:style>
    <style:style style:name="P85" style:family="paragraph" style:parent-style-name="Text_20_body">
      <style:text-properties officeooo:rsid="01102ab2" officeooo:paragraph-rsid="01102ab2"/>
    </style:style>
    <style:style style:name="P86" style:family="paragraph" style:parent-style-name="Text_20_body">
      <style:text-properties officeooo:rsid="01136f79" officeooo:paragraph-rsid="01136f79"/>
    </style:style>
    <style:style style:name="P87" style:family="paragraph" style:parent-style-name="Text_20_body">
      <style:text-properties officeooo:rsid="01148a24" officeooo:paragraph-rsid="01148a24"/>
    </style:style>
    <style:style style:name="P88" style:family="paragraph" style:parent-style-name="Text_20_body">
      <style:text-properties officeooo:rsid="01232e24" officeooo:paragraph-rsid="012506b7"/>
    </style:style>
    <style:style style:name="P89" style:family="paragraph" style:parent-style-name="Text_20_body">
      <style:text-properties officeooo:rsid="011b71e1" officeooo:paragraph-rsid="011b71e1"/>
    </style:style>
    <style:style style:name="P90" style:family="paragraph" style:parent-style-name="Text_20_body">
      <style:text-properties officeooo:rsid="01203bd3" officeooo:paragraph-rsid="01203bd3"/>
    </style:style>
    <style:style style:name="P91" style:family="paragraph" style:parent-style-name="Text_20_body">
      <style:text-properties officeooo:rsid="01267bc1" officeooo:paragraph-rsid="01267bc1"/>
    </style:style>
    <style:style style:name="P92" style:family="paragraph" style:parent-style-name="Text_20_body">
      <style:text-properties officeooo:rsid="012938be" officeooo:paragraph-rsid="012938be"/>
    </style:style>
    <style:style style:name="P93" style:family="paragraph" style:parent-style-name="Text_20_body">
      <style:text-properties officeooo:rsid="012c8bce" officeooo:paragraph-rsid="012c8bce"/>
    </style:style>
    <style:style style:name="P94" style:family="paragraph" style:parent-style-name="Text_20_body">
      <style:text-properties officeooo:rsid="012f931d" officeooo:paragraph-rsid="012f931d"/>
    </style:style>
    <style:style style:name="P95" style:family="paragraph" style:parent-style-name="Text_20_body">
      <style:text-properties officeooo:paragraph-rsid="0130c393"/>
    </style:style>
    <style:style style:name="P96" style:family="paragraph" style:parent-style-name="Text_20_body">
      <style:text-properties officeooo:paragraph-rsid="0137e563"/>
    </style:style>
    <style:style style:name="P97" style:family="paragraph" style:parent-style-name="Text_20_body">
      <style:text-properties officeooo:rsid="013cace8" officeooo:paragraph-rsid="013cace8"/>
    </style:style>
    <style:style style:name="P98" style:family="paragraph" style:parent-style-name="Text_20_body">
      <style:text-properties officeooo:rsid="013efed0" officeooo:paragraph-rsid="013efed0"/>
    </style:style>
    <style:style style:name="P99" style:family="paragraph" style:parent-style-name="Text_20_body">
      <style:text-properties officeooo:rsid="0140e413" officeooo:paragraph-rsid="0140e413"/>
    </style:style>
    <style:style style:name="P100" style:family="paragraph" style:parent-style-name="Text_20_body">
      <style:text-properties officeooo:rsid="014283d9" officeooo:paragraph-rsid="014283d9"/>
    </style:style>
    <style:style style:name="P101" style:family="paragraph" style:parent-style-name="Text_20_body">
      <style:text-properties officeooo:rsid="0144afae" officeooo:paragraph-rsid="0144afae"/>
    </style:style>
    <style:style style:name="P102" style:family="paragraph" style:parent-style-name="Index">
      <style:text-properties officeooo:rsid="01523b09" officeooo:paragraph-rsid="01523b09"/>
    </style:style>
    <style:style style:name="P103" style:family="paragraph" style:parent-style-name="Table_20_Contents">
      <style:text-properties fo:font-size="10pt" style:font-size-asian="10pt" style:font-size-complex="10pt"/>
    </style:style>
    <style:style style:name="P104" style:family="paragraph" style:parent-style-name="Text_20_body">
      <style:text-properties officeooo:rsid="014709f0" officeooo:paragraph-rsid="014709f0"/>
    </style:style>
    <style:style style:name="P105" style:family="paragraph" style:parent-style-name="Text_20_body">
      <style:text-properties officeooo:rsid="01554aa8" officeooo:paragraph-rsid="01554aa8"/>
    </style:style>
    <style:style style:name="P106" style:family="paragraph" style:parent-style-name="Text_20_body">
      <style:text-properties officeooo:rsid="015746f9" officeooo:paragraph-rsid="015746f9"/>
    </style:style>
    <style:style style:name="P107" style:family="paragraph" style:parent-style-name="Text_20_body">
      <style:text-properties officeooo:rsid="01590689" officeooo:paragraph-rsid="01590689"/>
    </style:style>
    <style:style style:name="P108" style:family="paragraph" style:parent-style-name="Code">
      <style:text-properties officeooo:paragraph-rsid="01776f98"/>
    </style:style>
    <style:style style:name="P109" style:family="paragraph" style:parent-style-name="Text_20_body">
      <style:text-properties officeooo:rsid="015d630f" officeooo:paragraph-rsid="015d630f"/>
    </style:style>
    <style:style style:name="P110" style:family="paragraph" style:parent-style-name="Text_20_body">
      <style:text-properties officeooo:rsid="015ddb3f" officeooo:paragraph-rsid="015ddb3f"/>
    </style:style>
    <style:style style:name="P111" style:family="paragraph" style:parent-style-name="Text_20_body">
      <style:text-properties officeooo:rsid="015f9785" officeooo:paragraph-rsid="015f9785"/>
    </style:style>
    <style:style style:name="P112" style:family="paragraph" style:parent-style-name="Text_20_body">
      <style:text-properties officeooo:rsid="0161a8da" officeooo:paragraph-rsid="0161a8da"/>
    </style:style>
    <style:style style:name="P113" style:family="paragraph" style:parent-style-name="Text_20_body">
      <style:text-properties officeooo:rsid="0162cb2d" officeooo:paragraph-rsid="0162cb2d"/>
    </style:style>
    <style:style style:name="P114" style:family="paragraph" style:parent-style-name="Text_20_body">
      <style:text-properties officeooo:rsid="0173e898" officeooo:paragraph-rsid="0173e898"/>
    </style:style>
    <style:style style:name="P115" style:family="paragraph" style:parent-style-name="Text_20_body">
      <style:text-properties officeooo:rsid="0177f91b" officeooo:paragraph-rsid="0177f91b"/>
    </style:style>
    <style:style style:name="P116" style:family="paragraph" style:parent-style-name="Text_20_body">
      <style:text-properties officeooo:rsid="0179f30e" officeooo:paragraph-rsid="0179f30e"/>
    </style:style>
    <style:style style:name="P117" style:family="paragraph" style:parent-style-name="Text_20_body">
      <style:text-properties officeooo:rsid="017e4579" officeooo:paragraph-rsid="017e4579"/>
    </style:style>
    <style:style style:name="P118" style:family="paragraph" style:parent-style-name="Text_20_body">
      <style:text-properties officeooo:rsid="017e4fcd" officeooo:paragraph-rsid="017e4fcd"/>
    </style:style>
    <style:style style:name="P119" style:family="paragraph" style:parent-style-name="Code">
      <style:text-properties officeooo:rsid="0189e5bb" officeooo:paragraph-rsid="0189e5bb"/>
    </style:style>
    <style:style style:name="P120" style:family="paragraph" style:parent-style-name="Code">
      <style:text-properties officeooo:rsid="0189e5bb" officeooo:paragraph-rsid="018b75e3"/>
    </style:style>
    <style:style style:name="P121" style:family="paragraph" style:parent-style-name="Code">
      <style:text-properties officeooo:paragraph-rsid="018bfb15"/>
    </style:style>
    <style:style style:name="P122" style:family="paragraph" style:parent-style-name="Code">
      <style:text-properties officeooo:paragraph-rsid="018c8317"/>
    </style:style>
    <style:style style:name="P123" style:family="paragraph" style:parent-style-name="Code">
      <style:text-properties officeooo:rsid="018fbc3c" officeooo:paragraph-rsid="018fbc3c"/>
    </style:style>
    <style:style style:name="P124" style:family="paragraph" style:parent-style-name="Code">
      <style:text-properties officeooo:paragraph-rsid="018fbc3c"/>
    </style:style>
    <style:style style:name="P125" style:family="paragraph" style:parent-style-name="Code">
      <style:text-properties officeooo:paragraph-rsid="01938f7d"/>
    </style:style>
    <style:style style:name="P126" style:family="paragraph" style:parent-style-name="Code">
      <style:text-properties fo:background-color="transparent"/>
    </style:style>
    <style:style style:name="P127" style:family="paragraph" style:parent-style-name="Text_20_body">
      <style:text-properties officeooo:rsid="017fa5dc" officeooo:paragraph-rsid="017fa5dc"/>
    </style:style>
    <style:style style:name="P128" style:family="paragraph" style:parent-style-name="Standard">
      <style:text-properties officeooo:rsid="01970045" officeooo:paragraph-rsid="01970045"/>
    </style:style>
    <style:style style:name="P129" style:family="paragraph" style:parent-style-name="Text_20_body">
      <style:text-properties officeooo:rsid="018157b7" officeooo:paragraph-rsid="018157b7"/>
    </style:style>
    <style:style style:name="P130" style:family="paragraph" style:parent-style-name="Text_20_body">
      <style:text-properties officeooo:rsid="0181a417" officeooo:paragraph-rsid="0181a417"/>
    </style:style>
    <style:style style:name="P131" style:family="paragraph" style:parent-style-name="Text_20_body">
      <style:text-properties officeooo:rsid="0194289e" officeooo:paragraph-rsid="0194289e"/>
    </style:style>
    <style:style style:name="P132" style:family="paragraph" style:parent-style-name="Text_20_body">
      <style:text-properties officeooo:rsid="01940c5f" officeooo:paragraph-rsid="01940c5f"/>
    </style:style>
    <style:style style:name="P133" style:family="paragraph" style:parent-style-name="Text_20_body">
      <style:text-properties officeooo:rsid="019d0ac8" officeooo:paragraph-rsid="019d0ac8"/>
    </style:style>
    <style:style style:name="P134" style:family="paragraph" style:parent-style-name="Code">
      <style:text-properties officeooo:rsid="019fb546" officeooo:paragraph-rsid="019fb77e"/>
    </style:style>
    <style:style style:name="P135" style:family="paragraph" style:parent-style-name="Text_20_body">
      <style:text-properties officeooo:rsid="019fb546" officeooo:paragraph-rsid="019fb546"/>
    </style:style>
    <style:style style:name="P136"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7" style:family="paragraph" style:parent-style-name="Text_20_body">
      <style:text-properties officeooo:rsid="019d12ac" officeooo:paragraph-rsid="019d12ac"/>
    </style:style>
    <style:style style:name="P138" style:family="paragraph" style:parent-style-name="Text_20_body">
      <style:text-properties officeooo:rsid="019fb77e" officeooo:paragraph-rsid="019fb77e"/>
    </style:style>
    <style:style style:name="P139" style:family="paragraph" style:parent-style-name="Text_20_body">
      <style:text-properties officeooo:rsid="01a05fa7" officeooo:paragraph-rsid="01a05fa7"/>
    </style:style>
    <style:style style:name="P140" style:family="paragraph" style:parent-style-name="Text_20_body">
      <style:text-properties officeooo:rsid="01a23fe8" officeooo:paragraph-rsid="01a23fe8"/>
    </style:style>
    <style:style style:name="P141" style:family="paragraph" style:parent-style-name="Text_20_body">
      <style:text-properties officeooo:rsid="01a26eea" officeooo:paragraph-rsid="01a26eea"/>
    </style:style>
    <style:style style:name="P142" style:family="paragraph" style:parent-style-name="Text_20_body">
      <style:text-properties officeooo:rsid="01a7009d" officeooo:paragraph-rsid="01a7009d"/>
    </style:style>
    <style:style style:name="P143" style:family="paragraph" style:parent-style-name="Text_20_body">
      <style:text-properties officeooo:rsid="01ab85af" officeooo:paragraph-rsid="01ab85af"/>
    </style:style>
    <style:style style:name="P144" style:family="paragraph" style:parent-style-name="Text_20_body">
      <style:text-properties officeooo:rsid="01ad796d" officeooo:paragraph-rsid="01ad796d"/>
    </style:style>
    <style:style style:name="P145" style:family="paragraph" style:parent-style-name="Text_20_body">
      <style:text-properties officeooo:rsid="01ad965a" officeooo:paragraph-rsid="01ad965a"/>
    </style:style>
    <style:style style:name="P146" style:family="paragraph" style:parent-style-name="Text_20_body">
      <style:text-properties officeooo:rsid="01b14373" officeooo:paragraph-rsid="01b14373"/>
    </style:style>
    <style:style style:name="P147" style:family="paragraph" style:parent-style-name="Text_20_body">
      <style:text-properties officeooo:rsid="01b2377c" officeooo:paragraph-rsid="01b2377c"/>
    </style:style>
    <style:style style:name="P148" style:family="paragraph" style:parent-style-name="Text_20_body">
      <style:text-properties officeooo:rsid="01b2683a" officeooo:paragraph-rsid="01b2683a"/>
    </style:style>
    <style:style style:name="P149" style:family="paragraph" style:parent-style-name="Text_20_body">
      <style:text-properties officeooo:rsid="01b512c6" officeooo:paragraph-rsid="01b512c6"/>
    </style:style>
    <style:style style:name="P150" style:family="paragraph" style:parent-style-name="Text_20_body">
      <style:text-properties officeooo:rsid="01b68d53" officeooo:paragraph-rsid="01b68d53"/>
    </style:style>
    <style:style style:name="P151" style:family="paragraph" style:parent-style-name="Text_20_body">
      <style:text-properties officeooo:rsid="01ba2fab" officeooo:paragraph-rsid="01ba2fab"/>
    </style:style>
    <style:style style:name="P152" style:family="paragraph" style:parent-style-name="Text_20_body">
      <style:text-properties officeooo:rsid="01bb073d" officeooo:paragraph-rsid="01bb073d"/>
    </style:style>
    <style:style style:name="P153" style:family="paragraph" style:parent-style-name="Text_20_body">
      <style:text-properties officeooo:rsid="01bef3db" officeooo:paragraph-rsid="01bef3db"/>
    </style:style>
    <style:style style:name="P154" style:family="paragraph" style:parent-style-name="Text_20_body">
      <style:text-properties officeooo:rsid="01c07f9c" officeooo:paragraph-rsid="01c07f9c"/>
    </style:style>
    <style:style style:name="P155" style:family="paragraph" style:parent-style-name="Text_20_body">
      <style:text-properties officeooo:rsid="01c40084" officeooo:paragraph-rsid="01c40084"/>
    </style:style>
    <style:style style:name="P156" style:family="paragraph" style:parent-style-name="Text_20_body">
      <style:text-properties officeooo:rsid="01c54b7c" officeooo:paragraph-rsid="01c54b7c"/>
    </style:style>
    <style:style style:name="P157" style:family="paragraph" style:parent-style-name="Text_20_body">
      <style:text-properties officeooo:rsid="01c6eb7b" officeooo:paragraph-rsid="01c6eb7b"/>
    </style:style>
    <style:style style:name="P158" style:family="paragraph" style:parent-style-name="Text_20_body">
      <style:text-properties officeooo:rsid="01c7f131" officeooo:paragraph-rsid="01c7f131"/>
    </style:style>
    <style:style style:name="P159" style:family="paragraph" style:parent-style-name="Text_20_body">
      <style:text-properties officeooo:rsid="01c9acaa" officeooo:paragraph-rsid="01c9acaa"/>
    </style:style>
    <style:style style:name="P160" style:family="paragraph" style:parent-style-name="Text_20_body">
      <style:text-properties officeooo:rsid="01cad108" officeooo:paragraph-rsid="01cad108"/>
    </style:style>
    <style:style style:name="P161" style:family="paragraph" style:parent-style-name="Text_20_body">
      <style:text-properties officeooo:rsid="01ccb19a" officeooo:paragraph-rsid="01ccb19a"/>
    </style:style>
    <style:style style:name="P162" style:family="paragraph" style:parent-style-name="Text_20_body">
      <style:text-properties officeooo:rsid="01d2a969" officeooo:paragraph-rsid="01d2a969"/>
    </style:style>
    <style:style style:name="P163" style:family="paragraph" style:parent-style-name="Text_20_body">
      <style:text-properties officeooo:rsid="01d31e87" officeooo:paragraph-rsid="01d31e87"/>
    </style:style>
    <style:style style:name="P164" style:family="paragraph" style:parent-style-name="Text_20_body">
      <style:text-properties officeooo:rsid="01d4ff6f" officeooo:paragraph-rsid="01d4ff6f"/>
    </style:style>
    <style:style style:name="P165" style:family="paragraph" style:parent-style-name="Text_20_body">
      <style:text-properties officeooo:rsid="01d52a80" officeooo:paragraph-rsid="01d52a80"/>
    </style:style>
    <style:style style:name="P166" style:family="paragraph" style:parent-style-name="Text_20_body">
      <style:text-properties officeooo:rsid="01d8165b" officeooo:paragraph-rsid="01d8165b"/>
    </style:style>
    <style:style style:name="P167" style:family="paragraph" style:parent-style-name="Text_20_body">
      <style:text-properties officeooo:rsid="01d8d142" officeooo:paragraph-rsid="01d8d142"/>
    </style:style>
    <style:style style:name="P168" style:family="paragraph" style:parent-style-name="Text_20_body">
      <style:text-properties officeooo:rsid="00d60914" officeooo:paragraph-rsid="00d60914"/>
    </style:style>
    <style:style style:name="P169" style:family="paragraph" style:parent-style-name="Text_20_body">
      <style:text-properties officeooo:rsid="01da7a9d" officeooo:paragraph-rsid="01da7a9d"/>
    </style:style>
    <style:style style:name="P170" style:family="paragraph" style:parent-style-name="Text_20_body">
      <style:text-properties officeooo:rsid="01ddc7d7" officeooo:paragraph-rsid="01ddc7d7"/>
    </style:style>
    <style:style style:name="P171" style:family="paragraph" style:parent-style-name="Code">
      <style:text-properties officeooo:rsid="01e05fd8" officeooo:paragraph-rsid="01e05fd8"/>
    </style:style>
    <style:style style:name="P172" style:family="paragraph" style:parent-style-name="Text_20_body">
      <style:text-properties officeooo:rsid="01e05fd8" officeooo:paragraph-rsid="01e05fd8"/>
    </style:style>
    <style:style style:name="P173" style:family="paragraph" style:parent-style-name="Text_20_body">
      <style:text-properties officeooo:rsid="01dac2eb" officeooo:paragraph-rsid="01dac2eb"/>
    </style:style>
    <style:style style:name="P174" style:family="paragraph" style:parent-style-name="Text_20_body">
      <style:text-properties officeooo:rsid="01de7f16" officeooo:paragraph-rsid="01de7f16"/>
    </style:style>
    <style:style style:name="P175" style:family="paragraph" style:parent-style-name="Text_20_body">
      <style:text-properties officeooo:rsid="01df1bfa" officeooo:paragraph-rsid="01df1bfa"/>
    </style:style>
    <style:style style:name="P176" style:family="paragraph" style:parent-style-name="Text_20_body">
      <style:text-properties officeooo:rsid="01e4ffe2" officeooo:paragraph-rsid="01e4ffe2"/>
    </style:style>
    <style:style style:name="P177" style:family="paragraph" style:parent-style-name="Text_20_body">
      <style:text-properties officeooo:rsid="01e560ef" officeooo:paragraph-rsid="01e560ef"/>
    </style:style>
    <style:style style:name="P178" style:family="paragraph" style:parent-style-name="Text_20_body">
      <style:text-properties officeooo:rsid="01e59f80" officeooo:paragraph-rsid="01e59f80"/>
    </style:style>
    <style:style style:name="P179" style:family="paragraph" style:parent-style-name="Text_20_body">
      <style:text-properties officeooo:rsid="01e6fe6b" officeooo:paragraph-rsid="01e6fe6b"/>
    </style:style>
    <style:style style:name="P180" style:family="paragraph" style:parent-style-name="Text_20_body">
      <style:text-properties officeooo:rsid="01e8c02d" officeooo:paragraph-rsid="01e8c02d"/>
    </style:style>
    <style:style style:name="P181" style:family="paragraph" style:parent-style-name="Text_20_body">
      <style:text-properties officeooo:rsid="01e96f66" officeooo:paragraph-rsid="01e96f66"/>
    </style:style>
    <style:style style:name="P182" style:family="paragraph" style:parent-style-name="Code">
      <style:text-properties officeooo:paragraph-rsid="01fd19dd"/>
    </style:style>
    <style:style style:name="P183" style:family="paragraph" style:parent-style-name="Text_20_body">
      <style:text-properties officeooo:rsid="01eb4703" officeooo:paragraph-rsid="01eb4703"/>
    </style:style>
    <style:style style:name="P184" style:family="paragraph" style:parent-style-name="Text_20_body">
      <style:text-properties officeooo:rsid="01ebf51d" officeooo:paragraph-rsid="01ebf51d"/>
    </style:style>
    <style:style style:name="P185" style:family="paragraph" style:parent-style-name="Text_20_body">
      <style:text-properties officeooo:rsid="01ef07e5" officeooo:paragraph-rsid="01ef07e5"/>
    </style:style>
    <style:style style:name="P186" style:family="paragraph" style:parent-style-name="Text_20_body">
      <style:text-properties officeooo:rsid="01ef07e5" officeooo:paragraph-rsid="01f71d7b"/>
    </style:style>
    <style:style style:name="P187" style:family="paragraph" style:parent-style-name="Text_20_body">
      <style:text-properties officeooo:rsid="01f2cf68" officeooo:paragraph-rsid="01f2cf68"/>
    </style:style>
    <style:style style:name="P188" style:family="paragraph" style:parent-style-name="Text_20_body">
      <style:text-properties officeooo:rsid="01f5b780" officeooo:paragraph-rsid="01f5b780"/>
    </style:style>
    <style:style style:name="P189" style:family="paragraph" style:parent-style-name="Text_20_body">
      <style:text-properties officeooo:rsid="01f6517f" officeooo:paragraph-rsid="01f711d3"/>
    </style:style>
    <style:style style:name="P190" style:family="paragraph" style:parent-style-name="Text_20_body">
      <style:text-properties officeooo:rsid="01f71d7b" officeooo:paragraph-rsid="01f71d7b"/>
    </style:style>
    <style:style style:name="P191" style:family="paragraph" style:parent-style-name="Text_20_body">
      <style:text-properties officeooo:rsid="01f9ee86" officeooo:paragraph-rsid="01f9ee86"/>
    </style:style>
    <style:style style:name="P192" style:family="paragraph" style:parent-style-name="Text_20_body">
      <style:text-properties officeooo:rsid="01fd19dd" officeooo:paragraph-rsid="01fd19dd"/>
    </style:style>
    <style:style style:name="P193" style:family="paragraph" style:parent-style-name="Text_20_body">
      <style:text-properties officeooo:rsid="01fdda9b" officeooo:paragraph-rsid="01fdda9b"/>
    </style:style>
    <style:style style:name="P194" style:family="paragraph" style:parent-style-name="Text_20_body">
      <style:text-properties officeooo:rsid="01ff3c68" officeooo:paragraph-rsid="01ff3c68"/>
    </style:style>
    <style:style style:name="P195" style:family="paragraph" style:parent-style-name="Text_20_body">
      <style:text-properties officeooo:rsid="0204a187" officeooo:paragraph-rsid="0204a187"/>
    </style:style>
    <style:style style:name="P196" style:family="paragraph" style:parent-style-name="Text_20_body">
      <style:text-properties officeooo:rsid="0205c7f5" officeooo:paragraph-rsid="0205c7f5"/>
    </style:style>
    <style:style style:name="P197" style:family="paragraph" style:parent-style-name="Text_20_body">
      <style:text-properties officeooo:rsid="0206f285" officeooo:paragraph-rsid="0206f285"/>
    </style:style>
    <style:style style:name="P198" style:family="paragraph" style:parent-style-name="Text_20_body">
      <style:text-properties officeooo:rsid="02074ace" officeooo:paragraph-rsid="02074ace"/>
    </style:style>
    <style:style style:name="P199" style:family="paragraph" style:parent-style-name="Text_20_body">
      <style:text-properties officeooo:rsid="020a8062" officeooo:paragraph-rsid="020a8062"/>
    </style:style>
    <style:style style:name="P200" style:family="paragraph" style:parent-style-name="Text_20_body">
      <style:text-properties officeooo:rsid="020abf64" officeooo:paragraph-rsid="020abf64"/>
    </style:style>
    <style:style style:name="P201" style:family="paragraph" style:parent-style-name="Text_20_body">
      <style:text-properties officeooo:rsid="020abf64" officeooo:paragraph-rsid="020b0956"/>
    </style:style>
    <style:style style:name="P202" style:family="paragraph" style:parent-style-name="Text_20_body">
      <style:text-properties officeooo:rsid="020bfe60" officeooo:paragraph-rsid="020bfe60"/>
    </style:style>
    <style:style style:name="P203" style:family="paragraph" style:parent-style-name="Text_20_body">
      <style:text-properties officeooo:rsid="020ef1ba" officeooo:paragraph-rsid="020ef1ba"/>
    </style:style>
    <style:style style:name="P204" style:family="paragraph" style:parent-style-name="Text_20_body">
      <style:text-properties officeooo:rsid="020faea9" officeooo:paragraph-rsid="020faea9"/>
    </style:style>
    <style:style style:name="P205" style:family="paragraph" style:parent-style-name="Code">
      <style:text-properties fo:font-size="8pt" style:font-size-asian="8pt" style:font-size-complex="8pt"/>
    </style:style>
    <style:style style:name="P206" style:family="paragraph" style:parent-style-name="Text_20_body">
      <style:text-properties officeooo:rsid="0211605f" officeooo:paragraph-rsid="0211605f"/>
    </style:style>
    <style:style style:name="P207" style:family="paragraph" style:parent-style-name="Text_20_body">
      <style:text-properties officeooo:rsid="0212f4d6" officeooo:paragraph-rsid="0212f4d6"/>
    </style:style>
    <style:style style:name="P208" style:family="paragraph" style:parent-style-name="Text_20_body">
      <style:text-properties officeooo:rsid="021535e1" officeooo:paragraph-rsid="021535e1"/>
    </style:style>
    <style:style style:name="P209" style:family="paragraph" style:parent-style-name="Text_20_body">
      <style:text-properties officeooo:rsid="0215916a" officeooo:paragraph-rsid="0215916a"/>
    </style:style>
    <style:style style:name="P210" style:family="paragraph" style:parent-style-name="Text_20_body">
      <style:text-properties officeooo:rsid="0215a499" officeooo:paragraph-rsid="0215a499"/>
    </style:style>
    <style:style style:name="P211" style:family="paragraph" style:parent-style-name="Code">
      <style:text-properties officeooo:paragraph-rsid="01776f98"/>
    </style:style>
    <style:style style:name="P212" style:family="paragraph" style:parent-style-name="Code">
      <style:text-properties officeooo:rsid="021f1f0d" officeooo:paragraph-rsid="0222f23e"/>
    </style:style>
    <style:style style:name="P213" style:family="paragraph" style:parent-style-name="Code">
      <style:text-properties officeooo:paragraph-rsid="021f1f0d"/>
    </style:style>
    <style:style style:name="P214" style:family="paragraph" style:parent-style-name="Heading_20_1">
      <style:text-properties officeooo:rsid="0211605f" officeooo:paragraph-rsid="0211605f"/>
    </style:style>
    <style:style style:name="P215" style:family="paragraph" style:parent-style-name="Heading_20_1">
      <style:text-properties officeooo:rsid="0209bf0f" officeooo:paragraph-rsid="0209bf0f"/>
    </style:style>
    <style:style style:name="P216" style:family="paragraph" style:parent-style-name="Heading_20_1">
      <style:text-properties officeooo:rsid="01eb4703" officeooo:paragraph-rsid="01eb4703"/>
    </style:style>
    <style:style style:name="P217" style:family="paragraph" style:parent-style-name="Heading_20_1">
      <style:text-properties officeooo:rsid="01de7f16" officeooo:paragraph-rsid="01de7f16"/>
    </style:style>
    <style:style style:name="P218" style:family="paragraph" style:parent-style-name="Heading_20_1">
      <style:text-properties officeooo:rsid="01dac2eb" officeooo:paragraph-rsid="01e05fd8"/>
    </style:style>
    <style:style style:name="P219" style:family="paragraph" style:parent-style-name="Heading_20_1">
      <style:text-properties officeooo:rsid="01cfe44c" officeooo:paragraph-rsid="01cfe44c"/>
    </style:style>
    <style:style style:name="P220" style:family="paragraph" style:parent-style-name="Heading_20_1">
      <style:text-properties officeooo:rsid="01c54b7c" officeooo:paragraph-rsid="01c54b7c"/>
    </style:style>
    <style:style style:name="P221" style:family="paragraph" style:parent-style-name="Heading_20_1">
      <style:text-properties officeooo:rsid="01b85821" officeooo:paragraph-rsid="01b85821"/>
    </style:style>
    <style:style style:name="P222" style:family="paragraph" style:parent-style-name="Heading_20_1">
      <style:text-properties officeooo:rsid="01b44072" officeooo:paragraph-rsid="01b44072"/>
    </style:style>
    <style:style style:name="P223" style:family="paragraph" style:parent-style-name="Heading_20_1">
      <style:text-properties officeooo:rsid="01a7009d" officeooo:paragraph-rsid="01a7009d"/>
    </style:style>
    <style:style style:name="P224" style:family="paragraph" style:parent-style-name="Heading_20_1">
      <style:text-properties officeooo:rsid="019d12ac" officeooo:paragraph-rsid="019d12ac"/>
    </style:style>
    <style:style style:name="P225" style:family="paragraph" style:parent-style-name="Heading_20_1">
      <style:text-properties officeooo:rsid="017fa5dc" officeooo:paragraph-rsid="019fb546"/>
    </style:style>
    <style:style style:name="P226" style:family="paragraph" style:parent-style-name="Heading_20_1">
      <style:text-properties officeooo:rsid="015d630f" officeooo:paragraph-rsid="01940c5f"/>
    </style:style>
    <style:style style:name="P227" style:family="paragraph" style:parent-style-name="Heading_20_1">
      <style:text-properties officeooo:rsid="0144afae" officeooo:paragraph-rsid="0144afae"/>
    </style:style>
    <style:style style:name="P228" style:family="paragraph" style:parent-style-name="Heading_20_1">
      <style:text-properties officeooo:rsid="01136f79" officeooo:paragraph-rsid="01136f79"/>
    </style:style>
    <style:style style:name="P229" style:family="paragraph" style:parent-style-name="Heading_20_1">
      <style:text-properties officeooo:rsid="00d82c07" officeooo:paragraph-rsid="00d82c07"/>
    </style:style>
    <style:style style:name="P230" style:family="paragraph" style:parent-style-name="Heading_20_1">
      <style:text-properties officeooo:rsid="00bb188e" officeooo:paragraph-rsid="00bb188e"/>
    </style:style>
    <style:style style:name="P231" style:family="paragraph" style:parent-style-name="Heading_20_1">
      <style:text-properties officeooo:rsid="007429df" officeooo:paragraph-rsid="007429df"/>
    </style:style>
    <style:style style:name="P232" style:family="paragraph" style:parent-style-name="Heading_20_1">
      <style:text-properties officeooo:rsid="0034ffb8" officeooo:paragraph-rsid="0034ffb8"/>
    </style:style>
    <style:style style:name="P233" style:family="paragraph" style:parent-style-name="Heading_20_1">
      <style:text-properties officeooo:rsid="002ddd9f" officeooo:paragraph-rsid="006c48d6"/>
    </style:style>
    <style:style style:name="P234" style:family="paragraph" style:parent-style-name="Heading_20_1">
      <style:text-properties officeooo:rsid="0022a503" officeooo:paragraph-rsid="0022a503"/>
    </style:style>
    <style:style style:name="P235" style:family="paragraph" style:parent-style-name="Heading_20_1">
      <style:text-properties officeooo:rsid="001d247e" officeooo:paragraph-rsid="00277837"/>
    </style:style>
    <style:style style:name="P236" style:family="paragraph" style:parent-style-name="Heading_20_1">
      <style:text-properties officeooo:rsid="0216e726" officeooo:paragraph-rsid="0216e726"/>
    </style:style>
    <style:style style:name="P237" style:family="paragraph" style:parent-style-name="Text_20_body" style:list-style-name="L1">
      <style:text-properties officeooo:rsid="01267bc1" officeooo:paragraph-rsid="01267bc1"/>
    </style:style>
    <style:style style:name="P238" style:family="paragraph" style:parent-style-name="Text_20_body" style:list-style-name="L2">
      <style:text-properties officeooo:paragraph-rsid="0084ac1f"/>
    </style:style>
    <style:style style:name="P239" style:family="paragraph" style:parent-style-name="Text_20_body" style:list-style-name="L2">
      <style:text-properties officeooo:rsid="008374c9" officeooo:paragraph-rsid="008374c9"/>
    </style:style>
    <style:style style:name="P240" style:family="paragraph" style:parent-style-name="Text_20_body" style:list-style-name="L2">
      <style:text-properties officeooo:rsid="0086622e" officeooo:paragraph-rsid="0086622e"/>
    </style:style>
    <style:style style:name="P241" style:family="paragraph" style:parent-style-name="Text_20_body" style:list-style-name="L2">
      <style:text-properties officeooo:rsid="0086ebbe" officeooo:paragraph-rsid="0086ebbe"/>
    </style:style>
    <style:style style:name="P242" style:family="paragraph" style:parent-style-name="Text_20_body" style:list-style-name="L3">
      <style:text-properties officeooo:rsid="00886cd4" officeooo:paragraph-rsid="00886cd4"/>
    </style:style>
    <style:style style:name="P243" style:family="paragraph" style:parent-style-name="Text_20_body" style:list-style-name="L3">
      <style:text-properties officeooo:rsid="008baa08" officeooo:paragraph-rsid="008baa08"/>
    </style:style>
    <style:style style:name="P244" style:family="paragraph" style:parent-style-name="Text_20_body" style:list-style-name="L3">
      <style:text-properties officeooo:rsid="00981d50" officeooo:paragraph-rsid="00981d50"/>
    </style:style>
    <style:style style:name="P245" style:family="paragraph" style:parent-style-name="Text_20_body" style:list-style-name="L3">
      <style:text-properties officeooo:rsid="009c6041" officeooo:paragraph-rsid="009c6041"/>
    </style:style>
    <style:style style:name="P246" style:family="paragraph" style:parent-style-name="Text_20_body" style:list-style-name="L3">
      <style:text-properties officeooo:rsid="008f5ccb" officeooo:paragraph-rsid="008f5ccb"/>
    </style:style>
    <style:style style:name="P247" style:family="paragraph" style:parent-style-name="Text_20_body" style:list-style-name="L3">
      <style:text-properties officeooo:rsid="009d1f7b" officeooo:paragraph-rsid="009d1f7b"/>
    </style:style>
    <style:style style:name="P248" style:family="paragraph" style:parent-style-name="Text_20_body" style:list-style-name="L4">
      <style:text-properties officeooo:rsid="002ddd9f" officeooo:paragraph-rsid="002ddd9f"/>
    </style:style>
    <style:style style:name="P249" style:family="paragraph" style:parent-style-name="Text_20_body" style:list-style-name="L4">
      <style:text-properties officeooo:rsid="00311d8b" officeooo:paragraph-rsid="00311d8b"/>
    </style:style>
    <style:style style:name="P250" style:family="paragraph" style:parent-style-name="Text_20_body" style:list-style-name="L4">
      <style:text-properties officeooo:rsid="00327102" officeooo:paragraph-rsid="00327102"/>
    </style:style>
    <style:style style:name="P251" style:family="paragraph" style:parent-style-name="Text_20_body">
      <style:text-properties officeooo:rsid="0216e726" officeooo:paragraph-rsid="0216e726"/>
    </style:style>
    <style:style style:name="P252" style:family="paragraph" style:parent-style-name="Text_20_body">
      <style:text-properties officeooo:rsid="0219b57c" officeooo:paragraph-rsid="0219b57c"/>
    </style:style>
    <style:style style:name="P253" style:family="paragraph" style:parent-style-name="Text_20_body">
      <style:text-properties officeooo:rsid="021c4a24" officeooo:paragraph-rsid="021c4a24"/>
    </style:style>
    <style:style style:name="P254" style:family="paragraph" style:parent-style-name="Text_20_body">
      <style:text-properties officeooo:rsid="021cdb52" officeooo:paragraph-rsid="021cdb52"/>
    </style:style>
    <style:style style:name="P255" style:family="paragraph" style:parent-style-name="Text_20_body">
      <style:text-properties fo:font-style="italic" officeooo:rsid="021e1ce9" officeooo:paragraph-rsid="021e1ce9" style:font-style-asian="italic" style:font-style-complex="italic"/>
    </style:style>
    <style:style style:name="P256" style:family="paragraph" style:parent-style-name="Text_20_body">
      <style:text-properties officeooo:rsid="021edef7" officeooo:paragraph-rsid="021edef7"/>
    </style:style>
    <style:style style:name="P257" style:family="paragraph" style:parent-style-name="Text_20_body">
      <style:text-properties officeooo:rsid="021f1f0d" officeooo:paragraph-rsid="021f1f0d"/>
    </style:style>
    <style:style style:name="P258" style:family="paragraph" style:parent-style-name="Text_20_body">
      <style:text-properties officeooo:rsid="02236c9b" officeooo:paragraph-rsid="02236c9b"/>
    </style:style>
    <style:style style:name="P25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60"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61"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6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63"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6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65"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6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fo:background-color="transparent" loext:char-shading-value="0" style:font-size-asian="9pt"/>
    </style:style>
    <style:style style:name="T81" style:family="text">
      <style:text-properties fo:color="#000000" loext:opacity="100%" style:font-name="Cascadia Mono" fo:font-size="9.5pt" style:font-size-asian="9.5pt"/>
    </style:style>
    <style:style style:name="T82" style:family="text">
      <style:text-properties fo:color="#000000" loext:opacity="100%" fo:background-color="transparent" loext:char-shading-value="0"/>
    </style:style>
    <style:style style:name="T83" style:family="text">
      <style:text-properties officeooo:rsid="00a734bc"/>
    </style:style>
    <style:style style:name="T84" style:family="text">
      <style:text-properties officeooo:rsid="00aa48a5"/>
    </style:style>
    <style:style style:name="T85" style:family="text">
      <style:text-properties officeooo:rsid="00ac44a8"/>
    </style:style>
    <style:style style:name="T86" style:family="text">
      <style:text-properties officeooo:rsid="00acbc61"/>
    </style:style>
    <style:style style:name="T87" style:family="text">
      <style:text-properties officeooo:rsid="00af7ba5"/>
    </style:style>
    <style:style style:name="T88" style:family="text">
      <style:text-properties officeooo:rsid="00b13890"/>
    </style:style>
    <style:style style:name="T89" style:family="text">
      <style:text-properties officeooo:rsid="00b16338"/>
    </style:style>
    <style:style style:name="T90" style:family="text">
      <style:text-properties officeooo:rsid="00b2ae8f"/>
    </style:style>
    <style:style style:name="T91" style:family="text">
      <style:text-properties officeooo:rsid="00b4a976"/>
    </style:style>
    <style:style style:name="T92" style:family="text">
      <style:text-properties fo:color="#0000ff" loext:opacity="100%" style:font-name="Hack" fo:font-size="9pt" style:font-size-asian="9pt"/>
    </style:style>
    <style:style style:name="T93" style:family="text">
      <style:text-properties fo:color="#0000ff" loext:opacity="100%" style:font-name="Hack" fo:font-size="9pt" fo:background-color="transparent" loext:char-shading-value="0" style:font-size-asian="9pt"/>
    </style:style>
    <style:style style:name="T94" style:family="text">
      <style:text-properties officeooo:rsid="00b7c7d3"/>
    </style:style>
    <style:style style:name="T95" style:family="text">
      <style:text-properties officeooo:rsid="00b8d4d9"/>
    </style:style>
    <style:style style:name="T96" style:family="text">
      <style:text-properties officeooo:rsid="00bad666"/>
    </style:style>
    <style:style style:name="T97" style:family="text">
      <style:text-properties officeooo:rsid="00bcf8a3"/>
    </style:style>
    <style:style style:name="T98" style:family="text">
      <style:text-properties officeooo:rsid="00bda337"/>
    </style:style>
    <style:style style:name="T99" style:family="text">
      <style:text-properties officeooo:rsid="00bf7e37"/>
    </style:style>
    <style:style style:name="T100" style:family="text">
      <style:text-properties officeooo:rsid="00c0b5c1"/>
    </style:style>
    <style:style style:name="T101" style:family="text">
      <style:text-properties officeooo:rsid="00c1c33a"/>
    </style:style>
    <style:style style:name="T102" style:family="text">
      <style:text-properties officeooo:rsid="00c41cae"/>
    </style:style>
    <style:style style:name="T103" style:family="text">
      <style:text-properties officeooo:rsid="00c4e0a1"/>
    </style:style>
    <style:style style:name="T104" style:family="text">
      <style:text-properties officeooo:rsid="00c98f07"/>
    </style:style>
    <style:style style:name="T105" style:family="text">
      <style:text-properties officeooo:rsid="00cb4215"/>
    </style:style>
    <style:style style:name="T106" style:family="text">
      <style:text-properties officeooo:rsid="00cdd526"/>
    </style:style>
    <style:style style:name="T107" style:family="text">
      <style:text-properties officeooo:rsid="00d0942d"/>
    </style:style>
    <style:style style:name="T108" style:family="text">
      <style:text-properties officeooo:rsid="00d440ac"/>
    </style:style>
    <style:style style:name="T109" style:family="text">
      <style:text-properties officeooo:rsid="00d55169"/>
    </style:style>
    <style:style style:name="T110" style:family="text">
      <style:text-properties officeooo:rsid="00d6bcbe"/>
    </style:style>
    <style:style style:name="T111" style:family="text">
      <style:text-properties officeooo:rsid="00d91d45"/>
    </style:style>
    <style:style style:name="T112" style:family="text">
      <style:text-properties fo:color="#d0a825" loext:opacity="100%" style:font-name="Cascadia Mono" fo:font-size="9.5pt" style:font-size-asian="9.5pt"/>
    </style:style>
    <style:style style:name="T113" style:family="text">
      <style:text-properties officeooo:rsid="00d9f3b8"/>
    </style:style>
    <style:style style:name="T114" style:family="text">
      <style:text-properties officeooo:rsid="00daaba4"/>
    </style:style>
    <style:style style:name="T115" style:family="text">
      <style:text-properties officeooo:rsid="00dd9cea"/>
    </style:style>
    <style:style style:name="T116" style:family="text">
      <style:text-properties officeooo:rsid="00ddeb7b"/>
    </style:style>
    <style:style style:name="T117" style:family="text">
      <style:text-properties officeooo:rsid="00de311b"/>
    </style:style>
    <style:style style:name="T118" style:family="text">
      <style:text-properties officeooo:rsid="00dea3f0"/>
    </style:style>
    <style:style style:name="T119" style:family="text">
      <style:text-properties officeooo:rsid="00e1ea41"/>
    </style:style>
    <style:style style:name="T120" style:family="text">
      <style:text-properties officeooo:rsid="00e44212"/>
    </style:style>
    <style:style style:name="T121" style:family="text">
      <style:text-properties officeooo:rsid="00e63535"/>
    </style:style>
    <style:style style:name="T122" style:family="text">
      <style:text-properties officeooo:rsid="00e982fd"/>
    </style:style>
    <style:style style:name="T123" style:family="text">
      <style:text-properties officeooo:rsid="00e9a0d4"/>
    </style:style>
    <style:style style:name="T124" style:family="text">
      <style:text-properties officeooo:rsid="00ed0d18"/>
    </style:style>
    <style:style style:name="T125" style:family="text">
      <style:text-properties officeooo:rsid="00eeab34"/>
    </style:style>
    <style:style style:name="T126" style:family="text">
      <style:text-properties officeooo:rsid="00f02025"/>
    </style:style>
    <style:style style:name="T127" style:family="text">
      <style:text-properties officeooo:rsid="010190bf"/>
    </style:style>
    <style:style style:name="T128" style:family="text">
      <style:text-properties officeooo:rsid="0102876d"/>
    </style:style>
    <style:style style:name="T129" style:family="text">
      <style:text-properties officeooo:rsid="010bee5d"/>
    </style:style>
    <style:style style:name="T130" style:family="text">
      <style:text-properties officeooo:rsid="010d0866"/>
    </style:style>
    <style:style style:name="T131" style:family="text">
      <style:text-properties officeooo:rsid="010df742"/>
    </style:style>
    <style:style style:name="T132" style:family="text">
      <style:text-properties officeooo:rsid="011186e9"/>
    </style:style>
    <style:style style:name="T133" style:family="text">
      <style:text-properties officeooo:rsid="01163cc4"/>
    </style:style>
    <style:style style:name="T134" style:family="text">
      <style:text-properties officeooo:rsid="01177d13"/>
    </style:style>
    <style:style style:name="T135" style:family="text">
      <style:text-properties officeooo:rsid="0118ac91"/>
    </style:style>
    <style:style style:name="T136" style:family="text">
      <style:text-properties officeooo:rsid="011ec619"/>
    </style:style>
    <style:style style:name="T137" style:family="text">
      <style:text-properties officeooo:rsid="01220bd0"/>
    </style:style>
    <style:style style:name="T138" style:family="text">
      <style:text-properties officeooo:rsid="01246805"/>
    </style:style>
    <style:style style:name="T139" style:family="text">
      <style:text-properties officeooo:rsid="01246ae6"/>
    </style:style>
    <style:style style:name="T140" style:family="text">
      <style:text-properties officeooo:rsid="012506b7"/>
    </style:style>
    <style:style style:name="T141" style:family="text">
      <style:text-properties fo:color="#c9211e" loext:opacity="100%" style:font-name="Cascadia Mono" fo:font-size="9.5pt" style:font-size-asian="9.5pt"/>
    </style:style>
    <style:style style:name="T142" style:family="text">
      <style:text-properties fo:color="#c9211e" loext:opacity="100%" style:font-name="Hack" fo:font-size="9pt" officeooo:rsid="01970045" style:font-size-asian="9pt"/>
    </style:style>
    <style:style style:name="T143" style:family="text">
      <style:text-properties officeooo:rsid="012aecaa"/>
    </style:style>
    <style:style style:name="T144" style:family="text">
      <style:text-properties officeooo:rsid="0130c393"/>
    </style:style>
    <style:style style:name="T145" style:family="text">
      <style:text-properties style:font-name="Arial" fo:font-size="13pt" style:font-size-asian="13pt"/>
    </style:style>
    <style:style style:name="T146" style:family="text">
      <style:text-properties style:font-name="Arial" fo:font-size="13pt" officeooo:rsid="0130c393" style:font-size-asian="13pt"/>
    </style:style>
    <style:style style:name="T147" style:family="text">
      <style:text-properties officeooo:rsid="013158f8"/>
    </style:style>
    <style:style style:name="T148" style:family="text">
      <style:text-properties officeooo:rsid="0131a31b"/>
    </style:style>
    <style:style style:name="T149" style:family="text">
      <style:text-properties officeooo:rsid="0132a793"/>
    </style:style>
    <style:style style:name="T150" style:family="text">
      <style:text-properties officeooo:rsid="0134a3b7"/>
    </style:style>
    <style:style style:name="T151" style:family="text">
      <style:text-properties officeooo:rsid="01364de9"/>
    </style:style>
    <style:style style:name="T152" style:family="text">
      <style:text-properties officeooo:rsid="0136658f"/>
    </style:style>
    <style:style style:name="T153" style:family="text">
      <style:text-properties officeooo:rsid="01379518"/>
    </style:style>
    <style:style style:name="T154" style:family="text">
      <style:text-properties officeooo:rsid="0137e563"/>
    </style:style>
    <style:style style:name="T155" style:family="text">
      <style:text-properties officeooo:rsid="0139ea36"/>
    </style:style>
    <style:style style:name="T156" style:family="text">
      <style:text-properties officeooo:rsid="013e2227"/>
    </style:style>
    <style:style style:name="T157" style:family="text">
      <style:text-properties officeooo:rsid="013f093f"/>
    </style:style>
    <style:style style:name="T158" style:family="text">
      <style:text-properties officeooo:rsid="01438097"/>
    </style:style>
    <style:style style:name="T159" style:family="text">
      <style:text-properties officeooo:rsid="0143930d"/>
    </style:style>
    <style:style style:name="T160" style:family="text">
      <style:text-properties officeooo:rsid="0143ec92"/>
    </style:style>
    <style:style style:name="T161" style:family="text">
      <style:text-properties officeooo:rsid="01454671"/>
    </style:style>
    <style:style style:name="T162" style:family="text">
      <style:text-properties officeooo:rsid="01475c74"/>
    </style:style>
    <style:style style:name="T163" style:family="text">
      <style:text-properties officeooo:rsid="015527d9"/>
    </style:style>
    <style:style style:name="T164" style:family="text">
      <style:text-properties officeooo:rsid="01593bfb"/>
    </style:style>
    <style:style style:name="T165" style:family="text">
      <style:text-properties officeooo:rsid="015ae39f"/>
    </style:style>
    <style:style style:name="T166" style:family="text">
      <style:text-properties officeooo:rsid="015b7fad"/>
    </style:style>
    <style:style style:name="T167" style:family="text">
      <style:text-properties officeooo:rsid="015d9a91"/>
    </style:style>
    <style:style style:name="T168" style:family="text">
      <style:text-properties officeooo:rsid="015ddb3f"/>
    </style:style>
    <style:style style:name="T169" style:family="text">
      <style:text-properties officeooo:rsid="015f9785"/>
    </style:style>
    <style:style style:name="T170" style:family="text">
      <style:text-properties officeooo:rsid="016017f0"/>
    </style:style>
    <style:style style:name="T171" style:family="text">
      <style:text-properties officeooo:rsid="01641378"/>
    </style:style>
    <style:style style:name="T172" style:family="text">
      <style:text-properties officeooo:rsid="016441c1"/>
    </style:style>
    <style:style style:name="T173" style:family="text">
      <style:text-properties officeooo:rsid="0165fa68"/>
    </style:style>
    <style:style style:name="T174" style:family="text">
      <style:text-properties officeooo:rsid="016646fe"/>
    </style:style>
    <style:style style:name="T175" style:family="text">
      <style:text-properties officeooo:rsid="01683fd4"/>
    </style:style>
    <style:style style:name="T176" style:family="text">
      <style:text-properties officeooo:rsid="016a56ca"/>
    </style:style>
    <style:style style:name="T177" style:family="text">
      <style:text-properties officeooo:rsid="016b20e3"/>
    </style:style>
    <style:style style:name="T178" style:family="text">
      <style:text-properties officeooo:rsid="016b4860"/>
    </style:style>
    <style:style style:name="T179" style:family="text">
      <style:text-properties officeooo:rsid="016c3b35"/>
    </style:style>
    <style:style style:name="T180" style:family="text">
      <style:text-properties officeooo:rsid="016e566b"/>
    </style:style>
    <style:style style:name="T181" style:family="text">
      <style:text-properties officeooo:rsid="01704006"/>
    </style:style>
    <style:style style:name="T182" style:family="text">
      <style:text-properties officeooo:rsid="017103bf"/>
    </style:style>
    <style:style style:name="T183" style:family="text">
      <style:text-properties officeooo:rsid="01755f44"/>
    </style:style>
    <style:style style:name="T184" style:family="text">
      <style:text-properties officeooo:rsid="017591fc"/>
    </style:style>
    <style:style style:name="T185" style:family="text">
      <style:text-properties officeooo:rsid="017662c1"/>
    </style:style>
    <style:style style:name="T186" style:family="text">
      <style:text-properties officeooo:rsid="01776f98"/>
    </style:style>
    <style:style style:name="T187" style:family="text">
      <style:text-properties officeooo:rsid="0177bb9c"/>
    </style:style>
    <style:style style:name="T188" style:family="text">
      <style:text-properties officeooo:rsid="0179f30e"/>
    </style:style>
    <style:style style:name="T189" style:family="text">
      <style:text-properties officeooo:rsid="017ad5b6"/>
    </style:style>
    <style:style style:name="T190" style:family="text">
      <style:text-properties officeooo:rsid="017c46e2"/>
    </style:style>
    <style:style style:name="T191" style:family="text">
      <style:text-properties officeooo:rsid="017e4579"/>
    </style:style>
    <style:style style:name="T192" style:family="text">
      <style:text-properties officeooo:rsid="018157b7"/>
    </style:style>
    <style:style style:name="T193" style:family="text">
      <style:text-properties officeooo:rsid="0182a822"/>
    </style:style>
    <style:style style:name="T194" style:family="text">
      <style:text-properties officeooo:rsid="0183e210"/>
    </style:style>
    <style:style style:name="T195" style:family="text">
      <style:text-properties officeooo:rsid="01871914"/>
    </style:style>
    <style:style style:name="T196" style:family="text">
      <style:text-properties officeooo:rsid="0188ff9a"/>
    </style:style>
    <style:style style:name="T197" style:family="text">
      <style:text-properties officeooo:rsid="0189e5bb"/>
    </style:style>
    <style:style style:name="T198" style:family="text">
      <style:text-properties officeooo:rsid="018b75e3"/>
    </style:style>
    <style:style style:name="T199" style:family="text">
      <style:text-properties officeooo:rsid="018b9071"/>
    </style:style>
    <style:style style:name="T200" style:family="text">
      <style:text-properties officeooo:rsid="018bfb15"/>
    </style:style>
    <style:style style:name="T201" style:family="text">
      <style:text-properties officeooo:rsid="018c8317"/>
    </style:style>
    <style:style style:name="T202" style:family="text">
      <style:text-properties officeooo:rsid="018df689"/>
    </style:style>
    <style:style style:name="T203" style:family="text">
      <style:text-properties officeooo:rsid="018fbc3c"/>
    </style:style>
    <style:style style:name="T204" style:family="text">
      <style:text-properties officeooo:rsid="0192b3a9"/>
    </style:style>
    <style:style style:name="T205" style:family="text">
      <style:text-properties officeooo:rsid="01938f7d"/>
    </style:style>
    <style:style style:name="T206" style:family="text">
      <style:text-properties officeooo:rsid="019602b4"/>
    </style:style>
    <style:style style:name="T207" style:family="text">
      <style:text-properties fo:color="#2b91af" loext:opacity="100%" style:font-name="Hack" fo:font-size="9pt" style:font-size-asian="9pt"/>
    </style:style>
    <style:style style:name="T208" style:family="text">
      <style:text-properties fo:color="#2b91af" loext:opacity="100%" style:font-name="Hack" fo:font-size="9pt" officeooo:rsid="01ab85af" style:font-size-asian="9pt"/>
    </style:style>
    <style:style style:name="T209" style:family="text">
      <style:text-properties fo:color="#2b91af" loext:opacity="100%" style:font-name="Hack" fo:font-size="9pt" fo:background-color="transparent" loext:char-shading-value="0" style:font-size-asian="9pt"/>
    </style:style>
    <style:style style:name="T210" style:family="text">
      <style:text-properties fo:color="#2b91af" loext:opacity="100%" fo:background-color="transparent" loext:char-shading-value="0"/>
    </style:style>
    <style:style style:name="T211" style:family="text">
      <style:text-properties fo:color="#1f377f" loext:opacity="100%" style:font-name="Hack" fo:font-size="9pt" style:font-size-asian="9pt"/>
    </style:style>
    <style:style style:name="T212" style:family="text">
      <style:text-properties fo:color="#74531f" loext:opacity="100%" style:font-name="Hack" fo:font-size="9pt" style:font-size-asian="9pt"/>
    </style:style>
    <style:style style:name="T213" style:family="text">
      <style:text-properties fo:color="#008080" loext:opacity="100%" style:font-name="Hack" fo:font-size="9pt" style:font-size-asian="9pt"/>
    </style:style>
    <style:style style:name="T214" style:family="text">
      <style:text-properties fo:color="#e21f1f" loext:opacity="100%" style:font-name="Hack" fo:font-size="9pt" style:font-size-asian="9pt"/>
    </style:style>
    <style:style style:name="T215" style:family="text">
      <style:text-properties fo:color="#a31515" loext:opacity="100%" style:font-name="Hack" fo:font-size="9pt" style:font-size-asian="9pt"/>
    </style:style>
    <style:style style:name="T216" style:family="text">
      <style:text-properties officeooo:rsid="0197586a"/>
    </style:style>
    <style:style style:name="T217" style:family="text">
      <style:text-properties officeooo:rsid="019bf34b"/>
    </style:style>
    <style:style style:name="T218" style:family="text">
      <style:text-properties officeooo:rsid="019f0732"/>
    </style:style>
    <style:style style:name="T219" style:family="text">
      <style:text-properties officeooo:rsid="019f7c74"/>
    </style:style>
    <style:style style:name="T220" style:family="text">
      <style:text-properties officeooo:rsid="019fb546"/>
    </style:style>
    <style:style style:name="T221" style:family="text">
      <style:text-properties officeooo:rsid="019fb77e"/>
    </style:style>
    <style:style style:name="T222" style:family="text">
      <style:text-properties officeooo:rsid="01a5149b"/>
    </style:style>
    <style:style style:name="T223" style:family="text">
      <style:text-properties officeooo:rsid="01a871af"/>
    </style:style>
    <style:style style:name="T224" style:family="text">
      <style:text-properties officeooo:rsid="01aa4b7d"/>
    </style:style>
    <style:style style:name="T225" style:family="text">
      <style:text-properties officeooo:rsid="01ad796d"/>
    </style:style>
    <style:style style:name="T226" style:family="text">
      <style:text-properties fo:color="#808080" loext:opacity="100%" style:font-name="Hack" fo:font-size="9pt" officeooo:rsid="01ad796d" style:font-size-asian="9pt"/>
    </style:style>
    <style:style style:name="T227" style:family="text">
      <style:text-properties officeooo:rsid="01af320a"/>
    </style:style>
    <style:style style:name="T228" style:family="text">
      <style:text-properties officeooo:rsid="01b2683a"/>
    </style:style>
    <style:style style:name="T229" style:family="text">
      <style:text-properties officeooo:rsid="01b6de84"/>
    </style:style>
    <style:style style:name="T230" style:family="text">
      <style:text-properties officeooo:rsid="01bca0fe"/>
    </style:style>
    <style:style style:name="T231" style:family="text">
      <style:text-properties officeooo:rsid="01bccd09"/>
    </style:style>
    <style:style style:name="T232" style:family="text">
      <style:text-properties officeooo:rsid="01c19203"/>
    </style:style>
    <style:style style:name="T233" style:family="text">
      <style:text-properties officeooo:rsid="01c250b7"/>
    </style:style>
    <style:style style:name="T234" style:family="text">
      <style:text-properties fo:font-style="italic" style:font-style-asian="italic" style:font-style-complex="italic"/>
    </style:style>
    <style:style style:name="T235" style:family="text">
      <style:text-properties fo:font-style="italic" officeooo:rsid="01c3e80e" style:font-style-asian="italic" style:font-style-complex="italic"/>
    </style:style>
    <style:style style:name="T236" style:family="text">
      <style:text-properties fo:font-style="italic" officeooo:rsid="01c250b7" style:font-style-asian="italic" style:font-style-complex="italic"/>
    </style:style>
    <style:style style:name="T237" style:family="text">
      <style:text-properties officeooo:rsid="01c7f131"/>
    </style:style>
    <style:style style:name="T238" style:family="text">
      <style:text-properties officeooo:rsid="01c8ac34"/>
    </style:style>
    <style:style style:name="T239" style:family="text">
      <style:text-properties officeooo:rsid="01cc467b"/>
    </style:style>
    <style:style style:name="T240" style:family="text">
      <style:text-properties officeooo:rsid="01ceaf45"/>
    </style:style>
    <style:style style:name="T241" style:family="text">
      <style:text-properties officeooo:rsid="01cfe44c"/>
    </style:style>
    <style:style style:name="T242" style:family="text">
      <style:text-properties officeooo:rsid="01d4451b"/>
    </style:style>
    <style:style style:name="T243" style:family="text">
      <style:text-properties officeooo:rsid="01d61a4f"/>
    </style:style>
    <style:style style:name="T244" style:family="text">
      <style:text-properties officeooo:rsid="01d8d142"/>
    </style:style>
    <style:style style:name="T245" style:family="text">
      <style:text-properties officeooo:rsid="01da8292"/>
    </style:style>
    <style:style style:name="T246" style:family="text">
      <style:text-properties officeooo:rsid="01dc1c1e"/>
    </style:style>
    <style:style style:name="T247" style:family="text">
      <style:text-properties officeooo:rsid="01e1d88e"/>
    </style:style>
    <style:style style:name="T248" style:family="text">
      <style:text-properties officeooo:rsid="01e3a08e"/>
    </style:style>
    <style:style style:name="T249" style:family="text">
      <style:text-properties officeooo:rsid="01e3b3ad"/>
    </style:style>
    <style:style style:name="T250" style:family="text">
      <style:text-properties officeooo:rsid="01e61a09"/>
    </style:style>
    <style:style style:name="T251" style:family="text">
      <style:text-properties officeooo:rsid="01e64065"/>
    </style:style>
    <style:style style:name="T252" style:family="text">
      <style:text-properties officeooo:rsid="01e694fd"/>
    </style:style>
    <style:style style:name="T253" style:family="text">
      <style:text-properties officeooo:rsid="01eaa4b7"/>
    </style:style>
    <style:style style:name="T254" style:family="text">
      <style:text-properties officeooo:rsid="01ed7224"/>
    </style:style>
    <style:style style:name="T255" style:family="text">
      <style:text-properties fo:background-color="#ffff00" loext:char-shading-value="0"/>
    </style:style>
    <style:style style:name="T256" style:family="text">
      <style:text-properties officeooo:rsid="01f10726"/>
    </style:style>
    <style:style style:name="T257" style:family="text">
      <style:text-properties officeooo:rsid="01f2cf68"/>
    </style:style>
    <style:style style:name="T258" style:family="text">
      <style:text-properties officeooo:rsid="01f480bc"/>
    </style:style>
    <style:style style:name="T259" style:family="text">
      <style:text-properties officeooo:rsid="01f48ea6"/>
    </style:style>
    <style:style style:name="T260" style:family="text">
      <style:text-properties officeooo:rsid="01f5b780"/>
    </style:style>
    <style:style style:name="T261" style:family="text">
      <style:text-properties officeooo:rsid="01f71d7b"/>
    </style:style>
    <style:style style:name="T262" style:family="text">
      <style:text-properties officeooo:rsid="01fb702c"/>
    </style:style>
    <style:style style:name="T263" style:family="text">
      <style:text-properties officeooo:rsid="01fcf659"/>
    </style:style>
    <style:style style:name="T264" style:family="text">
      <style:text-properties officeooo:rsid="01fd19dd"/>
    </style:style>
    <style:style style:name="T265" style:family="text">
      <style:text-properties officeooo:rsid="01fe882a"/>
    </style:style>
    <style:style style:name="T266" style:family="text">
      <style:text-properties officeooo:rsid="02015fe7"/>
    </style:style>
    <style:style style:name="T267" style:family="text">
      <style:text-properties officeooo:rsid="0202e716"/>
    </style:style>
    <style:style style:name="T268" style:family="text">
      <style:text-properties officeooo:rsid="0206f285"/>
    </style:style>
    <style:style style:name="T269" style:family="text">
      <style:text-properties officeooo:rsid="020b0956"/>
    </style:style>
    <style:style style:name="T270" style:family="text">
      <style:text-properties officeooo:rsid="0211605f"/>
    </style:style>
    <style:style style:name="T271" style:family="text">
      <style:text-properties officeooo:rsid="0215ff62"/>
    </style:style>
    <style:style style:name="T272" style:family="text">
      <style:text-properties officeooo:rsid="0218ad14"/>
    </style:style>
    <style:style style:name="T273" style:family="text">
      <style:text-properties officeooo:rsid="02190cc5"/>
    </style:style>
    <style:style style:name="T274" style:family="text">
      <style:text-properties officeooo:rsid="0219b57c"/>
    </style:style>
    <style:style style:name="T275" style:family="text">
      <style:text-properties officeooo:rsid="021bb177"/>
    </style:style>
    <style:style style:name="T276" style:family="text">
      <style:text-properties officeooo:rsid="0220b90f"/>
    </style:style>
    <style:style style:name="T277" style:family="text">
      <style:text-properties officeooo:rsid="0222f23e"/>
    </style:style>
    <style:style style:name="T278" style:family="text">
      <style:text-properties officeooo:rsid="0223831e"/>
    </style:style>
    <style:style style:name="T279"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80"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281"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236" text:outline-level="1" text:is-list-header="true">Mar 13, 2023</text:h>
      <text:p text:style-name="P251">Translated the Decorator pattern code from C++ to Python.</text:p>
      <text:p text:style-name="P251">Tricky bit: Getting the console <text:span text:style-name="T274">window</text:span> to support colors. <text:s/><text:span text:style-name="T272">The colorama package apparently enables this in a portable fashion. <text:s/></text:span><text:span text:style-name="T273">The curses package also does this and supports controlling the cursor (useful for the flyweight pattern example).</text:span></text:p>
      <text:p text:style-name="P252">Note: Windows Terminal and PowerShell both support colors automatically; <text:span text:style-name="T275">it's only the Windows Command Prompt that needs help.</text:span></text:p>
      <text:p text:style-name="P253">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54">In the registry:</text:p>
      <text:p text:style-name="Code">[HKEY_CURRENT_USER\Console]</text:p>
      <text:p text:style-name="P254">Create a new DWORD entry and set the value to 1:</text:p>
      <text:p text:style-name="Code">"VirtualTerminalLevel"=dword:00000001</text:p>
      <text:p text:style-name="P254">This works for all Command Prompts opened after the value is set.</text:p>
      <text:p text:style-name="P255">(I tried this out and it works quite nicely. <text:s/>However, to be considerate of those who don't have the hack, I deleted the registry value.)</text:p>
      <text:p text:style-name="P256">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57">Fixing the constants:</text:p>
      <text:p text:style-name="Code">STD_OUTPUT_HANDLE = -11</text:p>
      <text:p text:style-name="Code">ENABLE_VIRTUAL_TERMINAL_PROCESSING <text:span text:style-name="T276">= </text:span>0x0004</text:p>
      <text:p text:style-name="Code">ENABLE_WRAP_AT_EOL_OUTPUT <text:span text:style-name="T276">= </text:span>0x0002</text:p>
      <text:p text:style-name="Code">ENABLE_PROCESSED_OUTPUT <text:span text:style-name="T276">=</text:span> 0x0001</text:p>
      <text:p text:style-name="Code"/>
      <text:p text:style-name="P213">import ctypes</text:p>
      <text:p text:style-name="P213">kernel32 = ctypes.windll.kernel32</text:p>
      <text:p text:style-name="P212"><text:soft-page-break/>kernel32.SetConsoleMode(kernel32.GetStdHandle(STD_OUTPUT_HANDLE),</text:p>
      <text:p text:style-name="P212"><text:s/><text:span text:style-name="T277">ENABLE_PROCESS_OUTPUT | ENABLE_WRAP_AT_EOL_OUTPUT | ENABLE_VIRTUAL_TERMINAL_PROCESSING</text:span>)</text:p>
      <text:p text:style-name="P258">In Python, I can do this similar to how I handle enabling virtual terminal processing in C++ by wrapping the call to main() with a function that enables virtual terminal processing and disables it afterwards. <text:s/><text:span text:style-name="T278">Done. <text:s/>Added enablevtmode.py to the main package directory and added it to __main__.py.</text:span></text:p>
      <text:p text:style-name="P258"/>
      <text:h text:style-name="P214" text:outline-level="1" text:is-list-header="true">Mar 12, 2023</text:h>
      <text:p text:style-name="P207">Translated the Composite pattern code from C++ to Python.</text:p>
      <text:p text:style-name="P207">Had to learn how to call a base class constructor from a derived class. <text:s/>Looks like this:</text:p>
      <text:p text:style-name="Code"><text:span text:style-name="T93">class</text:span><text:span text:style-name="T80"> </text:span><text:span text:style-name="T209">DirEntry</text:span><text:span text:style-name="T80">(</text:span><text:span text:style-name="T209">FileDirEntry</text:span><text:span text:style-name="T80">):</text:span></text:p>
      <text:p text:style-name="P126"><text:span text:style-name="T78"><text:s text:c="4"/></text:span><text:span text:style-name="T92">def</text:span><text:span text:style-name="T78"> </text:span><text:span text:style-name="T92">__init__</text:span><text:span text:style-name="T78">(self, entryName : </text:span><text:span text:style-name="T207">str</text:span><text:span text:style-name="T78">, size : </text:span><text:span text:style-name="T207">int</text:span><text:span text:style-name="T78">, modDate : </text:span><text:span text:style-name="T207">datetime</text:span><text:span text:style-name="T78">):</text:span></text:p>
      <text:p text:style-name="P126"><text:span text:style-name="T78"><text:s text:c="8"/></text:span><text:span text:style-name="T207">super</text:span><text:span text:style-name="T78">().</text:span><text:span text:style-name="T92">__init__</text:span><text:span text:style-name="T78">(type=</text:span><text:span text:style-name="T207">FileDirTypes</text:span><text:span text:style-name="T78">.File, entryName=entryName, size=size, modDate=modDate)</text:span></text:p>
      <text:p text:style-name="P208">Note: I probably should be using Python class properties instead of get/set methods.</text:p>
      <text:p text:style-name="P209">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5">&lt;table&gt;</text:p>
      <text:p text:style-name="P205">&lt;caption&gt;Links to the Command classes&lt;/caption&gt;</text:p>
      <text:p text:style-name="P205">&lt;tr&gt;</text:p>
      <text:p text:style-name="P205"><text:s text:c="2"/>&lt;th&gt;C++</text:p>
      <text:p text:style-name="P205"><text:s text:c="2"/>&lt;th&gt;C#</text:p>
      <text:p text:style-name="P205"><text:s text:c="2"/>&lt;th&gt;Python</text:p>
      <text:p text:style-name="P205">&lt;tr&gt;</text:p>
      <text:p text:style-name="P205"><text:s text:c="2"/>&lt;td&gt;@ref DesignPatternExamples_cpp::Command_TextObject "Command_TextObject" class</text:p>
      <text:p text:style-name="P205"><text:s text:c="2"/>&lt;td&gt;@ref DesignPatternExamples_csharp.Command_TextObject "Command_TextObject" class</text:p>
      <text:p text:style-name="P205"><text:s text:c="2"/>&lt;td&gt;@ref DesignPatternExamples_python.command.command_classes.Command_TextObject "Command_TextObject" class</text:p>
      <text:p text:style-name="P205">&lt;tr&gt;</text:p>
      <text:p text:style-name="P205"><text:s text:c="2"/>&lt;td&gt;@ref DesignPatternExamples_cpp::Command "Command" class</text:p>
      <text:p text:style-name="P205"><text:s text:c="2"/>&lt;td&gt;@ref DesignPatternExamples_csharp.Command "Command" class</text:p>
      <text:p text:style-name="P205"><text:s text:c="2"/>&lt;td&gt;@ref DesignPatternExamples_python.command.command_classes.Command "Command" class</text:p>
      <text:p text:style-name="P205">&lt;/table&gt;</text:p>
      <text:p text:style-name="P210">Each column is dedicated to a language; only tricky part of that is remembering that two links in the same language go in different rows.</text:p>
      <text:p text:style-name="P210">Modified adapter.md, bridge.md, command.md, and composite.md to follow this approach. <text:s/><text:span text:style-name="T271">Will modify the others as I complete the Python code.</text:span></text:p>
      <text:h text:style-name="P215" text:outline-level="1" text:is-list-header="true">Mar 11, 2023</text:h>
      <text:p text:style-name="P199">Translated the Bridge pattern code from C++ to Python.</text:p>
      <text:p text:style-name="P200">Found out how to declare an "interface" or abstract class in Python:</text:p>
      <text:p text:style-name="Code">from abc import ABC, abstractmethod</text:p>
      <text:p text:style-name="Code"><text:soft-page-break/>class IFoo(ABC):</text:p>
      <text:p text:style-name="Code"><text:s text:c="4"/>@abstractmethod</text:p>
      <text:p text:style-name="Code"><text:s text:c="4"/>def Work(self):</text:p>
      <text:p text:style-name="Code"><text:s text:c="8"/>pass</text:p>
      <text:p text:style-name="P201">Then just use the interface like a base class.</text:p>
      <text:p text:style-name="Code">class Foo(IFoo):</text:p>
      <text:p text:style-name="Code"><text:s text:c="4"/>def Work(self):</text:p>
      <text:p text:style-name="Code"><text:s text:c="8"/>pass</text:p>
      <text:p text:style-name="P201"><text:span text:style-name="T269">If the abstract method is not overridden, </text:span>Python will complain about missing methods:</text:p>
      <text:p text:style-name="Code">TypeError: Can't instantiate abstract class <text:span text:style-name="T269">Foo</text:span> with abstract method <text:span text:style-name="T269">Work</text:span></text:p>
      <text:p text:style-name="P202">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2">In other words, use the @var special command <text:span text:style-name="T234">after</text:span> the __init__() method and its documentation.</text:p>
      <text:p text:style-name="P203"/>
      <text:p text:style-name="P203">Translated the Command pattern code from C++ to Python.</text:p>
      <text:p text:style-name="P204">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4">Also, in the Python files for the pattern exercise function, the file documentation now properly links to the exercise function (apparently, Doxygen can't figure that out for itself). <text:s/><text:span text:style-name="T270">For example:</text:span></text:p>
      <text:p text:style-name="Code">@ref DesignPatternExamples_python.composite.composite_exercise.Composite_Exercise "Composite_Exercise"()</text:p>
      <text:p text:style-name="P206">It is, unfortunately, quite long and complicated.</text:p>
      <text:h text:style-name="P216" text:outline-level="1" text:is-list-header="true">Mar 10, 2023</text:h>
      <text:p text:style-name="P183">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4">Each of the exercise functions still have the closing snippet marker as part of the function documentation. <text:s/><text:span text:style-name="T254">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55">! [Using Command in Python] </text:span></text:p>
      <text:p text:style-name="P185">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6">None of these variations affect the presence of the highlighted text in the above description, however.</text:p>
      <text:p text:style-name="P186"><text:span text:style-name="T261">Hmm.</text:span> <text:s/><text:span text:style-name="T257">If I modify the closing C++ marker to from this:</text:span></text:p>
      <text:p text:style-name="Code">//! <text:span text:style-name="T257">[Using Command in C++]</text:span></text:p>
      <text:p text:style-name="P187">To this:</text:p>
      <text:p text:style-name="Code">// ! [Using Command in C++]</text:p>
      <text:p text:style-name="P187">The marker is removed from the Command_Exercise() documentation! <text:s/><text:span text:style-name="T258">That means the snippet marker is a simple text string of the form "</text:span><text:span text:style-name="T28">! [marker text]</text:span><text:span text:style-name="T258">". <text:s/></text:span><text:span text:style-name="T259">This works in C# as well.</text:span></text:p>
      <text:p text:style-name="P188">Fixed all snippet markers in C# to be "<text:span text:style-name="T25">// ! [marker text]</text:span>".</text:p>
      <text:p text:style-name="P189">Fixed all snippet markers in C++ to be <text:span text:style-name="T260">"</text:span><text:span text:style-name="T29">// ! [marker text]</text:span><text:span text:style-name="T260">".</text:span></text:p>
      <text:p text:style-name="P190">Unfortunately, a<text:span text:style-name="T256">pparently, Doxygen treats comments in Python a little differently than in C++ or C#.</text:span></text:p>
      <text:p text:style-name="P191">As an experiment, I modified the snippet markers for the command_exercise.py file to this:</text:p>
      <text:p text:style-name="Code"># ! [Using Command in Python]1</text:p>
      <text:p text:style-name="Code"># ! [Using Command in Python]2</text:p>
      <text:p text:style-name="P191">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1">Note how the comment lines after the initial ## are just a continuation of the Doxygen lead-in of ##. That is why the first snippet marker is added to the end of the documentation, <text:span text:style-name="T262">because it is part of the Doxygen block </text:span><text:span text:style-name="T263">of comments. <text:s/></text:span><text:span text:style-name="T264">Which leads to the following:</text:span></text:p>
      <text:p text:style-name="P182">## brief description</text:p>
      <text:p text:style-name="P182"># <text:s/>more descriptions</text:p>
      <text:p text:style-name="P182"># <text:s/>@param args <text:s/>Some arguments</text:p>
      <text:p text:style-name="P182"/>
      <text:p text:style-name="P182"># ! [snippet marker]</text:p>
      <text:p text:style-name="P192"><text:soft-page-break/>The blank line terminates the Doxygen block and the snippet marker is no longer part of that block. <text:s/>This works to remove the snippet marker from the documentation!</text:p>
      <text:p text:style-name="P193">Fixed all snippet markers in Python to be "<text:span text:style-name="T25"># ! [marker text]</text:span>" and to add a blank line before the first marker.</text:p>
      <text:p text:style-name="P193">This means that my efforts to separate out the exercise functions in C++ and Python were more or less for nothing. <text:s/>Oh well. <text:s/>I'm not going to put it all back the way it was. <text:s/><text:span text:style-name="T265">I do think the isolation can be useful when concentrating on only one pattern.</text:span></text:p>
      <text:p text:style-name="P194"/>
      <text:p text:style-name="P194">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4">First, for the data handle, I created a Handle class derived from <text:span text:style-name="T266">int. <text:s/>A class instance is passed to a function by reference, just like in C#. <text:s/>So the calling function can alter the data handle just be assigning to the </text:span><text:span text:style-name="T30">value</text:span><text:span text:style-name="T266"> attribute of the Handle. <text:s/></text:span><text:span text:style-name="T26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5">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5">Finally, the data is passed around in a bytearray, since it is ready-made for 8-bit values and can be written to, unlike a string. <text:s/>And it's a class so it also is passed by reference.</text:p>
      <text:p text:style-name="P196">Unfortunately, it appears the DataReadWriteFunctions class is not showing up in the Doxygen documentation. <text:s/><text:span text:style-name="T268">Ah. <text:s/>Needed file declarations in Doxygen-speak.</text:span></text:p>
      <text:p text:style-name="P197">I ended up structuring the DataReaderWriter front-end class to be used in a with statement:</text:p>
      <text:p text:style-name="Code">with DataReaderWriter("-target BXT") as dataReaderWriter:</text:p>
      <text:p text:style-name="Code"><text:s text:c="4"/># statements here</text:p>
      <text:p text:style-name="P197">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7">To Debug Python in Visual Studio 2022 (specifically, a python package):</text:p>
      <text:p text:style-name="P197">In the __main__.py file, as soon as possible execute the following code:</text:p>
      <text:p text:style-name="P136">__package__ = "python.DesignPatternExamples_python" if not __package__ else __package__</text:p>
      <text:p text:style-name="P198"><text:soft-page-break/>Then in the project's General settings, set the working directory to ../../ and the Startup file to __main__.py.</text:p>
      <text:h text:style-name="P217" text:outline-level="1" text:is-list-header="true">Mar 9, 2023</text:h>
      <text:p text:style-name="P174">Started on Python. <text:s/>I downloaded and installed Python 3.11.2 (64-bit). <text:s/>Visual Studio 2022 recognized its presence even without restarting.</text:p>
      <text:p text:style-name="P174">The python project is in the DesignPatternExamples/python/DesignPatternExamples_python/ directory.</text:p>
      <text:p text:style-name="P174">The python program must be invoked as a module:</text:p>
      <text:p text:style-name="Code">py -m python.DesignPatternExamples_python</text:p>
      <text:p text:style-name="P175">I have set up the exercise framework in program.py, and added Help() and ParseOptions() that correspond to C# and C++. <text:s/>I even added Program class to program.py and created all the exercise methods, along with the Run() method.</text:p>
      <text:p text:style-name="P172">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1">def func(args):</text:p>
      <text:p text:style-name="P172">The problem is the snippe<text:span text:style-name="T247">t</text:span> marker at the end of the function/method: It gets set as the brief line in the following function/method. <text:s/><text:span text:style-name="T248">The weird part is JAVADOC_AUTOBRIEF variable in Doxygen is set to NO but it looks like Doyxgen ignores that for </text:span><text:span text:style-name="T249">Python.</text:span></text:p>
      <text:p text:style-name="P176">I tried using an explicit @brief tag on the subsequent functions but it didn't help.</text:p>
      <text:p text:style-name="P177">I tried following the closing snippet marker with</text:p>
      <text:p text:style-name="Code">## @if LABEL</text:p>
      <text:p text:style-name="Code">## @endif</text:p>
      <text:p text:style-name="P177">But that didn't interrupt the interpretation of the closing snippet marker as the first line of documentation of the following method.</text:p>
      <text:p text:style-name="P178">Hmm. <text:s/>I moved the closing snippet marker to the end of the last line of code. <text:s/>That worked! <text:s/><text:span text:style-name="T250">No, wait. <text:s/>The last line of the method on which the snippet marker is replaced is left out of the snippet. <text:s/></text:span><text:span text:style-name="T252">So the following method is not disturbed but the snippet is.</text:span><text:span text:style-name="T250"> <text:s/></text:span><text:span text:style-name="T252">So t</text:span><text:span text:style-name="T251">hat's not going to work.</text:span></text:p>
      <text:p text:style-name="P179">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0">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1">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3">It worked quite nicely.</text:span></text:p>
      <text:h text:style-name="P218" text:outline-level="1" text:is-list-header="true">Mar 8, 2023</text:h>
      <text:p text:style-name="P173">Translated the State pattern from C# to C++. <text:s/>Includes write-up and diagram image. <text:s/><text:span text:style-name="T246">I would like to add an actual state diagram as well, just to show that off.</text:span></text:p>
      <text:p text:style-name="P170">Translated the Strategy pattern from C# to C++. <text:s/>Includes diagram image and tweaks to write-up.</text:p>
      <text:h text:style-name="P219" text:outline-level="1" text:is-list-header="true">Mar 7, 2023</text:h>
      <text:p text:style-name="P162">Translated the Null Object pattern from C# to C++.</text:p>
      <text:p text:style-name="P162">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2">The problem is the second marker is included in the following method's doxygen documentation. <text:s/>Doxygen ignores all non-doxygen-based comments and expects to see code of some kind to signal a break in the doxygen comments.</text:p>
      <text:p text:style-name="P163">After extensive reading of the doxygen special commands and futilely searching online, I have come to the conclusion that is not possible to use the snippet markers in the way I'm using them and not have them show up in the documentation <text:span text:style-name="T242">due to the concatenation of doxygen comment blocks (even with intervening non-doxygen comments).</text:span></text:p>
      <text:p text:style-name="P164">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4">It worked in that the trailing snippet marker is no longer included at the beginning of the next exercise function's description. <text:s/>However, the last line shown in the neo-snippet looks like this:</text:p>
      <text:p text:style-name="Code">} // end NullObject_Exercise() </text:p>
      <text:p text:style-name="P165"><text:soft-page-break/>So I can get rid of the snippet markers appearing in the method documentation, but I end up with a weird line in the snippet itself and it takes three lines to insert the snippet instead of one. <text:s/><text:span text:style-name="T243">On the other hand, I don't have any weird "[Using Command in C++]" in another exercise's method description.</text:span></text:p>
      <text:p text:style-name="P166">Hmm. <text:s/>I think I'm going to go back to the snippet approach for now as I prefer the cleaner one line approach (and I don't have to change everything right now). <text:s/><text:span text:style-name="T244">Done.</text:span></text:p>
      <text:p text:style-name="P167">Added Null Object diagram image. <text:s/>Added links to Null Object classes to the write-up.</text:p>
      <text:h text:style-name="P220" text:outline-level="1" text:is-list-header="true">Mar 6, 2023</text:h>
      <text:p text:style-name="P156">Added Mediator diagram image and updated the write-up. <text:s/>Tweaked the format of the Mediator_Exercise() methods to more directly reference the operation list in the write-up and make it a bit easier to parse.</text:p>
      <text:p text:style-name="P157">Translated the Memento pattern from C# to C++. <text:s/><text:span text:style-name="T241">Includes write-up and diagram image.</text:span></text:p>
      <text:p text:style-name="P157">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37">The Bridge pattern is the closest thing to what I was intending for the Private Pattern.</text:span></text:p>
      <text:p text:style-name="P158">However, the write-up for the Private Class Data pattern is specifically for isolating the data that a class stores internally so that must be altered through a narrow interface <text:span text:style-name="T238">or through an opaque pointer passed to methods that know how to get access to the data through the opaque pointer. <text:s/>Even then, this is not covered in the Design Patterns book I have.</text:span></text:p>
      <text:p text:style-name="P159">Private Class Data Pattern: <text:a xlink:type="simple" xlink:href="https://sourcemaking.com/design_patterns/private_class_data" text:style-name="Internet_20_link" text:visited-style-name="Visited_20_Internet_20_Link">https://sourcemaking.com/design_patterns/private_class_data</text:a></text:p>
      <text:p text:style-name="P159">Private Class Data Pattern in Java: <text:a xlink:type="simple" xlink:href="https://java-design-patterns.com/patterns/private-class-data/" text:style-name="Internet_20_link" text:visited-style-name="Visited_20_Internet_20_Link">https://java-design-patterns.com/patterns/private-class-data/</text:a></text:p>
      <text:p text:style-name="P160">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39">in situations where the class data could not be declared "final" (immutable) for various reasons.</text:span></text:p>
      <text:p text:style-name="P161">Note: There is a whole hella lotta stuff about design patterns, for and against, on the Web. <text:s/><text:span text:style-name="T240">Most appears to be in the form of essays while a fair amount is in YouTube videos.</text:span> <text:s/>Keep that in mind as you continue forward with your presentation.</text:p>
      <text:h text:style-name="P221" text:outline-level="1" text:is-list-header="true">Mar 5, 2023</text:h>
      <text:p text:style-name="P151">Converting the Iterator pattern.</text:p>
      <text:p text:style-name="P151">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0">I got this error:</text:span></text:p>
      <text:p text:style-name="Code">cannot convert argument 1 from 'const char *[3]' to 'TItemType *'</text:p>
      <text:p text:style-name="P151">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2">Ah. <text:s/>The problem was I was declaring the item pointer in the Iterator class as std::unique&lt;T<text:span text:style-name="T231">I</text:span>temType&gt;, which it couldn't resolve with "const char*" (as in an array of (const char*)). <text:s/>After changing those to std::string, it couldn't resolve the pointer to std::string, for some reason. <text:s/>I'm not entirely happy not understanding the root cause. <text:s/><text:span text:style-name="T231">The work around was to drop the use of std::unique&lt;&gt; to manage the pointer to TItemType objects and let the Iterator class do all the work.</text:span></text:p>
      <text:p text:style-name="P153">Completed the Iterator pattern and diagram image. <text:s/>Tweaked the write-up a little to match the implementation at little better.</text:p>
      <text:p text:style-name="P154">Translated the Mediator pattern from C# to C++. <text:s/><text:span text:style-name="T232">Had to add some helper stuff, such as stricmp() which takes std::string as arguments so I could to a sort on a vector </text:span><text:span text:style-name="T233">(</text:span><text:span text:style-name="T235">it</text:span><text:span text:style-name="T236"> would be good to add wcsicmp() as well for wide character strings</text:span><text:span text:style-name="T233">)</text:span><text:span text:style-name="T232">. <text:s/>Also added argumentinvalid_error exception.</text:span></text:p>
      <text:p text:style-name="P155">Need to update the Mediator write-up and add a diagram image.</text:p>
      <text:h text:style-name="P222" text:outline-level="1" text:is-list-header="true">Mar 4, 2023</text:h>
      <text:p text:style-name="P149">Translated the Interpreter pattern from C# to C++. <text:s/>Include diagram image. <text:s/>Rewrote the write-up to make it much shorter and to the point.</text:p>
      <text:p text:style-name="P150">For the Interpreter pattern example, I needed a C++ helper function, titlecase(), to convert a string to a title case format (uppercase first character, all other characters lowercase). <text:s/>Interestingly, there <text:span text:style-name="T229">does not appear to be any such</text:span> functionality in the standard C++ library or the STL.</text:p>
      <text:h text:style-name="P223" text:outline-level="1" text:is-list-header="true">Mar 3, 2023</text:h>
      <text:p text:style-name="P142">On to the Handler Chain pattern for translation to C++ from C#. <text:s/><text:span text:style-name="T223">Conversion complete and it works! <text:s/>I had to change the handler methods in the MessageWindow into static methods </text:span><text:span text:style-name="T224">as C++ doesn't really support pointer to methods on actual objects. <text:s/>As it is, I still needed to pass the MessageWindow object to each handler as the handlers were written to be able to access the contents of the object they are a part of.</text:span></text:p>
      <text:p text:style-name="P143">Also had to learn how to use mutexes to guard portions of code execution. <text:s/><text:span text:style-name="T225">Define a mutex as a class member (or global, if classes aren't used):</text:span></text:p>
      <text:p text:style-name="P126"><text:span text:style-name="T226">#include</text:span><text:span text:style-name="T78"> </text:span><text:span text:style-name="T214">&lt;</text:span><text:span text:style-name="T215">mutex</text:span><text:span text:style-name="T214">&gt;</text:span></text:p>
      <text:p text:style-name="P126"><text:span text:style-name="T79">std::</text:span><text:span text:style-name="T208">mutex</text:span><text:span text:style-name="T79"> _messageHandlersLock;</text:span></text:p>
      <text:p text:style-name="P144"><text:soft-page-break/>In the function or method that needs to be guarded by the mutex, do this:</text:p>
      <text:p text:style-name="P136">std::lock_guard&lt;std::mutex&gt; guard(_messageHandlersLock);</text:p>
      <text:p text:style-name="P145">If the guard is needed for only part of the function or method, surround the above with { } so the lock is released when it goes out of scope <text:span text:style-name="T227">(there is no lock() or unlock() method on std::lock_guard so it is controlled purely by context).</text:span></text:p>
      <text:p text:style-name="P146">Added write-up and diagram for the Handler Chain pattern.</text:p>
      <text:p text:style-name="P147">Added doxygen file descriptions to all code files in the solution. <text:s/><text:span text:style-name="T228">Moved comments about patterns from C# code to their appropriate .md files, even though I haven't completed the C++ part as yet. <text:s/>I have to remember to update those .md files when the C++ examples are completed.</text:span></text:p>
      <text:p text:style-name="P148">Note: The Private pattern was never implemented in C#. <text:s/>I should revisit that to make sure that is something that can be skipped.</text:p>
      <text:p text:style-name="P148">Note: the Template pattern was never implemented in C#. <text:s/>Not sure why. <text:s/>I'm also not sure why I started talking about C++ templates and C# generics, when I don't think that is what the Template pattern is all about.</text:p>
      <text:h text:style-name="P224" text:outline-level="1" text:is-list-header="true">Mar 2, 2023</text:h>
      <text:p text:style-name="P137">I figured out the error "attempting to reference a deleted function<text:span text:style-name="T218">". <text:s/>When a std::unique_ptr&lt;&gt; is used, </text:span><text:span text:style-name="T219">the copy assignment operator cannot be used to move a pointer from one std::unique_ptr&lt;&gt; to another. <text:s/>The following triggers the error </text:span><text:span text:style-name="T220">on the assignment:</text:span></text:p>
      <text:p text:style-name="Code">std::unique_ptr&lt;Base&gt; element = std::make_unique&lt;Derived&gt;();</text:p>
      <text:p text:style-name="Code">std::unique_ptr&lt;Base&gt; elementcopy = element;</text:p>
      <text:p text:style-name="P138">The problem also crops up with the copy constructor:</text:p>
      <text:p text:style-name="P134">std::unique_ptr&lt;Base&gt; elementcopy<text:span text:style-name="T221">(</text:span>element<text:span text:style-name="T221">)</text:span>;</text:p>
      <text:p text:style-name="P138">Hmm. <text:s/>I always thought it was possible to move a std::unique_ptr&lt;&gt; around.</text:p>
      <text:p text:style-name="P135">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39">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0"><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1"/>
      <text:p text:style-name="P141"><text:span text:style-name="T222">C</text:span>onvert<text:span text:style-name="T222">ed</text:span> the Command pattern from C# to C++. <text:s/><text:span text:style-name="T222">Including write-up and diagram image.</text:span></text:p>
      <text:h text:style-name="P225" text:outline-level="1" text:is-list-header="true">Mar 1, 2023</text:h>
      <text:p text:style-name="P127">Every shop that offers an item for sale must have a list of ingredients for each item. <text:s/><text:span text:style-name="T192">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29">The question then is how to resolve all the pending orders – assuming there are pending orders.</text:p>
      <text:p text:style-name="P130">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3">That should set up a "recursive" OrderVisitor from that shop for missing ingredients. <text:s/>When the "stack" has unwound to the first OrderVisitor, all the ingredients should be available. <text:s/></text:span><text:span text:style-name="T194">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5">Something l</text:span><text:span text:style-name="T194">ike this:</text:span></text:p>
      <text:p text:style-name="P119">bool DoesShopSellItem(string item)</text:p>
      <text:p text:style-name="P119">{</text:p>
      <text:p text:style-name="P119"><text:s text:c="4"/>return IngredientsForItems.ContainsKey(item);</text:p>
      <text:p text:style-name="P119">}</text:p>
      <text:p text:style-name="P119"/>
      <text:p text:style-name="P119">bool IsItemInStock(string item)</text:p>
      <text:p text:style-name="P119">{</text:p>
      <text:p text:style-name="P120"><text:s text:c="4"/><text:span text:style-name="T198">return Inventory.ContainsKey(item) </text:span><text:span text:style-name="T199">&amp;&amp;</text:span><text:span text:style-name="T198"> Inventory[item] &gt; 0;</text:span></text:p>
      <text:p text:style-name="P119">}</text:p>
      <text:p text:style-name="P119"/>
      <text:p text:style-name="P123">void AddItemToInventory(string item)</text:p>
      <text:p text:style-name="P123">{</text:p>
      <text:p text:style-name="P124"><text:s text:c="4"/>if (!Inventory.ContainsKey(<text:span text:style-name="T203">i</text:span>tem))</text:p>
      <text:p text:style-name="P124"><text:s text:c="4"/>{</text:p>
      <text:p text:style-name="P124"><text:s text:c="8"/>Inventory.Add(<text:span text:style-name="T203">i</text:span>tem, 1);</text:p>
      <text:p text:style-name="P124"><text:s text:c="4"/>}</text:p>
      <text:p text:style-name="P124"><text:s text:c="4"/>else</text:p>
      <text:p text:style-name="P124"><text:s text:c="4"/>{</text:p>
      <text:p text:style-name="P124"><text:s text:c="8"/>Inventory[<text:span text:style-name="T203">i</text:span>tem]++;</text:p>
      <text:p text:style-name="P124"><text:s text:c="4"/>}</text:p>
      <text:p text:style-name="P123">}</text:p>
      <text:p text:style-name="P123"/>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7">DoesShopSellItem(item)</text:span> &amp;&amp; !<text:span text:style-name="T198">IsItemInStock(item</text:span>)<text:span text:style-name="T198">)</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196">if (IngredientsForItems[orderItem].Count &gt; 0)</text:span></text:p>
      <text:p text:style-name="Code"><text:s text:c="8"/><text:span text:style-name="T196">{</text:span></text:p>
      <text:p text:style-name="Code"><text:s text:c="12"/>OrderVisitor visitor = new OrderVisitor(IngredientsForItems[orderItem]);</text:p>
      <text:p text:style-name="Code"><text:s text:c="12"/>village.Accept(visitor);</text:p>
      <text:p text:style-name="Code"><text:s text:c="8"/><text:span text:style-name="T200">}</text:span></text:p>
      <text:p text:style-name="Code"><text:s text:c="8"/><text:span text:style-name="T200">else</text:span></text:p>
      <text:p text:style-name="Code"><text:s text:c="8"/><text:span text:style-name="T200">{</text:span></text:p>
      <text:p text:style-name="P122"><text:s text:c="12"/>// <text:span text:style-name="T202">The ordered item has no ingredients </text:span><text:span text:style-name="T201">so </text:span><text:span text:style-name="T202">the</text:span></text:p>
      <text:p text:style-name="P122"><text:span text:style-name="T201"><text:s text:c="12"/>// ordered item </text:span><text:span text:style-name="T202">is </text:span><text:span text:style-name="T201">magically added to inventory</text:span></text:p>
      <text:p text:style-name="P121"><text:s text:c="8"/><text:span text:style-name="T200">}</text:span></text:p>
      <text:p text:style-name="P124"><text:s text:c="8"/><text:span text:style-name="T203">AddItemToInventory(orderItem);</text:span></text:p>
      <text:p text:style-name="P124"><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4">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4">DoesShopSellItem(</text:span>item) &amp;&amp; <text:span text:style-name="T204">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5">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5"><text:s text:c="8"/>output.Append(item<text:span text:style-name="T205">ToBePickedUp</text:span>);</text:p>
      <text:p text:style-name="P125"><text:s text:c="8"/>Inventory[item<text:span text:style-name="T205">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2">Well, that worked! <text:s/>I'm using the Visitor pattern to order a hamburger and reusing the Visitor pattern from each shop that needs ingredients to make the item being requested.</text:p>
      <text:p text:style-name="P131">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1">The last time I came across this, I was copying a list that contained std::unique_ptr&lt;&gt; objects. <text:s/>In this case, the Visitor_Shop <text:span text:style-name="T206">has defined in it an alias for unique_ptr_t but the class itself does not have any lists that contain std::unique_ptr&lt;&gt; objects. <text:s/>One line that triggers the problem is in Visitor_Village.cpp:</text:span></text:p>
      <text:p text:style-name="P126"><text:span text:style-name="T207">Visitor_Shop</text:span><text:span text:style-name="T78">::</text:span><text:span text:style-name="T207">unique_ptr_t</text:span><text:span text:style-name="T78"> </text:span><text:span text:style-name="T211">shop</text:span><text:span text:style-name="T78"> = std::</text:span><text:span text:style-name="T212">make_unique</text:span><text:span text:style-name="T78">&lt;</text:span><text:span text:style-name="T207">Visitor_Restaurant</text:span><text:span text:style-name="T78">&gt;();</text:span></text:p>
      <text:p text:style-name="P126"><text:span text:style-name="T211">shop</text:span><text:span text:style-name="T213">-&gt;</text:span><text:span text:style-name="T212">SetName</text:span><text:span text:style-name="T78">(</text:span><text:span text:style-name="T214">"</text:span><text:span text:style-name="T215">Joe's Burger Joint</text:span><text:span text:style-name="T214">"</text:span><text:span text:style-name="T78">);</text:span></text:p>
      <text:p text:style-name="P126"><text:span text:style-name="T211">shop</text:span><text:span text:style-name="T213">-&gt;</text:span><text:span text:style-name="T212">SetAddress</text:span><text:span text:style-name="T78">(</text:span><text:span text:style-name="T214">"</text:span><text:span text:style-name="T215">47 Millings Rd.</text:span><text:span text:style-name="T214">"</text:span><text:span text:style-name="T78">);</text:span></text:p>
      <text:p text:style-name="P126"><text:span text:style-name="T211">shop</text:span><text:span text:style-name="T213">-&gt;</text:span><text:span text:style-name="T212">SetVillage</text:span><text:span text:style-name="T78">(</text:span><text:span text:style-name="T92">this</text:span><text:span text:style-name="T78">);</text:span></text:p>
      <text:p text:style-name="P126"><text:span text:style-name="T211">shop</text:span><text:span text:style-name="T213">-&gt;</text:span><text:span text:style-name="T212">SetIngredientsForItems</text:span><text:span text:style-name="T78">(</text:span><text:span text:style-name="T207">MapOfStrings</text:span><text:span text:style-name="T78">{</text:span></text:p>
      <text:p text:style-name="P126"><text:span text:style-name="T78"><text:s text:c="8"/>{ </text:span><text:span text:style-name="T214">"</text:span><text:span text:style-name="T215">hamburger</text:span><text:span text:style-name="T214">"</text:span><text:span text:style-name="T78">, { </text:span><text:span text:style-name="T214">"</text:span><text:span text:style-name="T215">ground beef</text:span><text:span text:style-name="T214">"</text:span><text:span text:style-name="T78">, </text:span><text:span text:style-name="T214">"</text:span><text:span text:style-name="T215">hamburger buns</text:span><text:span text:style-name="T214">"</text:span><text:span text:style-name="T78">, </text:span><text:span text:style-name="T214">"</text:span><text:span text:style-name="T215">ketchup</text:span><text:span text:style-name="T214">"</text:span><text:span text:style-name="T78">, </text:span><text:span text:style-name="T214">"</text:span><text:span text:style-name="T215">mustard</text:span><text:span text:style-name="T214">"</text:span><text:span text:style-name="T78">, </text:span><text:span text:style-name="T214">"</text:span><text:span text:style-name="T215">mayonnaise</text:span><text:span text:style-name="T214">"</text:span><text:span text:style-name="T78">, </text:span><text:span text:style-name="T214">"</text:span><text:span text:style-name="T215">lettuce</text:span><text:span text:style-name="T214">"</text:span><text:span text:style-name="T78">, </text:span><text:span text:style-name="T214">"</text:span><text:span text:style-name="T215">tomato</text:span><text:span text:style-name="T214">"</text:span><text:span text:style-name="T78">, </text:span><text:span text:style-name="T214">"</text:span><text:span text:style-name="T215">onion</text:span><text:span text:style-name="T214">"</text:span><text:span text:style-name="T78">, </text:span><text:span text:style-name="T214">"</text:span><text:span text:style-name="T215">pickles</text:span><text:span text:style-name="T214">"</text:span><text:span text:style-name="T78"> } }</text:span></text:p>
      <text:p text:style-name="P126"><text:s text:c="4"/>});</text:p>
      <text:p text:style-name="P126"><text:span text:style-name="T78">shops.</text:span><text:span text:style-name="T212">push_back</text:span><text:span text:style-name="T78">(</text:span><text:span text:style-name="T211">shop</text:span><text:span text:style-name="T78">); <text:s text:c="2"/></text:span><text:span text:style-name="T142">&lt;===</text:span></text:p>
      <text:p text:style-name="P128">This is the first shop being created and added to the list of shops. <text:s/>I can swap this block for the next block and it still triggers on the first push_back(). <text:s/><text:span text:style-name="T216">This is how Visitor_Village::shops is declared:</text:span></text:p>
      <text:p text:style-name="Code"><text:span text:style-name="T82">std::</text:span><text:span text:style-name="T210">vector</text:span><text:span text:style-name="T82">&lt;</text:span><text:span text:style-name="T210">Visitor_Shop</text:span><text:span text:style-name="T82">::</text:span><text:span text:style-name="T210">unique_ptr_t</text:span><text:span text:style-name="T82">&gt; shops;</text:span></text:p>
      <text:p text:style-name="Text_20_body">This one has me <text:span text:style-name="T217">stumped.</text:span></text:p>
      <text:p text:style-name="P133">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226" text:outline-level="1" text:is-list-header="true">Feb 28, 2023</text:h>
      <text:p text:style-name="P109">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7">Shop</text:span>, his buns from Oxel's Breads and Buns Bakery, his ketchup, mustard and mayonnaise from Connie's Condiments, <text:soft-page-break/><text:span text:style-name="T167">lettuce </text:span><text:span text:style-name="T181">and tomato</text:span><text:span text:style-name="T167"> from Florence's Vegetables,</text:span> <text:span text:style-name="T167">and his pickles from Larry's Pickle Emporium. <text:s/>Connie gets her ketchup from Klyde and Sons Ketchup Makers. <text:s/>Connie gets her mustard from Molly's Mustard </text:span><text:span text:style-name="T181">Mart</text:span><text:span text:style-name="T167">. <text:s/>And Connie gets her mayonnaise from Turk's Mayo Supply. <text:s/></text:span><text:span text:style-name="T181">Molly gets her mustard seed from Florence's vegetables </text:span><text:span text:style-name="T182">and vinegar from Vinnies' Source Flavors</text:span><text:span text:style-name="T181">.</text:span><text:span text:style-name="T167"> <text:s/>Larry gets his cucumbers from Florence's, his vinegar from </text:span><text:span text:style-name="T168">Vinnie's, and his salt from Jessie's Salt Works.</text:span></text:p>
      <text:p text:style-name="P111">The shops would be instances of different kinds of shops, the differences being the presence of ovens, grills, freezers and refrigerators, display cases, tables, etc. <text:s/>For example, restaurant, butchery, bakery, <text:span text:style-name="T170">grocery, </text:span>and manufacturing. <text:s/>All the shops would have a few operations in common, such as taking an order and fulfilling an order.</text:p>
      <text:p text:style-name="P110">We also discussed modeling the whole village, from land <text:span text:style-name="T169">(public, private, with structures, and without structures)</text:span> to roads <text:span text:style-name="T169">(paved, dirt)</text:span> to residences <text:span text:style-name="T169">(single dwelling, multiple dwellings)</text:span> to shops. <text:s/><text:span text:style-name="T169">The Visitor pattern would appear as Visitors from the tax revenue department for assessing real estate and income tax, or from the road maintenance department for tree trimming, or from a shop who wants to advertise in other shops.</text:span></text:p>
      <text:p text:style-name="P112">The kinds of things that can appear in the Village of Self-Sufficiency would remain relatively unchanged over time, satisfying the requirement for the Visitor pattern that the classes that are visited <text:span text:style-name="T171">seldom </text:span>change.</text:p>
      <text:p text:style-name="P113">Since modeling the entire village would lead to dozens of classes, I would like to limit the class structure to just shops. <text:s/><text:span text:style-name="T172">The entities are Restaurant, Butcher, Baker, </text:span><text:span text:style-name="T178">Vegetable </text:span><text:span text:style-name="T172">Grocer, </text:span><text:span text:style-name="T179">Condiment</text:span><text:span text:style-name="T178"> Grocer,</text:span><text:span text:style-name="T172"> </text:span><text:span text:style-name="T179">Pickle Grocer, </text:span><text:span text:style-name="T173">Maker</text:span><text:span text:style-name="T172">. <text:s/>These would derive from Shop. <text:s/></text:span><text:span text:style-name="T174">The properties of Shop are address, owner. <text:s/></text:span><text:span text:style-name="T175">The behaviors of Shop are receive order, fulfill order. <text:s/></text:span><text:span text:style-name="T176">Bob would create a visitor to visit </text:span><text:span text:style-name="T180">five</text:span><text:span text:style-name="T176"> stores to place orders. <text:s/></text:span><text:span text:style-name="T177">Larry would create a similar visitor but only for order from three places.</text:span></text:p>
      <text:p text:style-name="P114">I think th<text:span text:style-name="T183">e</text:span> data <text:span text:style-name="T183">that describes the shops of the Village of Self-Sufficiency</text:span> should be put into an XML or JSON file so the other languages can read it in and build the object hierarchy. <text:s/><text:span text:style-name="T184">This hierarchy would be stored in the Village class and the Village class will drive visitors through the shops.</text:span></text:p>
      <text:p text:style-name="P115">Implemented the above, more or less, although I'm generating the Village and its shops in code not XML.</text:p>
      <text:p text:style-name="P115">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5">However, I realized that I need a way to specify the ingredients for an item and it is the ingredients that are ordered if the item is not in stock. <text:s/><text:span text:style-name="T188">I already have dependency shops to search for ingredients but I have no way of specifying which ingredients to order for a specific item being requested.</text:span></text:p>
      <text:p text:style-name="P116">Also, it would be really nice if the Visitor pattern could be used to order a list of ingredients <text:span text:style-name="T189">but I don't think that will work as that will lead to a nested series of visitor operations </text:span><text:span text:style-name="T190">and I cannot dynamically create a visitor for specific items that are missing. <text:s/></text:span><text:span text:style-name="T191">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7"><text:soft-page-break/>Wait, that won't work. <text:s/>If a shop has no inventory at the start, the items won't be found.</text:p>
      <text:p text:style-name="P118">I need to let this one stew awhile, as I'm getting caught up in the weeds.</text:p>
      <text:h text:style-name="P227" text:outline-level="1" text:is-list-header="true">Feb 27, 2023</text:h>
      <text:p text:style-name="P101">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1">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3">ESC [ 6 n</text:p>
          </table:table-cell>
          <table:table-cell table:style-name="Table1.A1" office:value-type="string">
            <text:p text:style-name="P103">DECXCPR</text:p>
          </table:table-cell>
          <table:table-cell table:style-name="Table1.A1" office:value-type="string">
            <text:p text:style-name="P103">Report Cursor Position</text:p>
          </table:table-cell>
          <table:table-cell table:style-name="Table1.A1" office:value-type="string">
            <text:p text:style-name="P103">Emit the cursor position as: ESC [ &lt;r&gt; ; &lt;c&gt; R Where &lt;r&gt; = cursor row and &lt;c&gt; = cursor column</text:p>
          </table:table-cell>
        </table:table-row>
      </table:table>
      <text:p text:style-name="P101"/>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4">Yuck. <text:s/>I got the code to work for reading the cursor position but I had to resort to Windows-specific function calls to do it. <text:s/><text:span text:style-name="T162">This is what I had to do (in essence):</text:span></text:p>
      <text:p text:style-name="Code">HANDLE hStdIn <text:span text:style-name="T186">= NULL</text:span>;</text:p>
      <text:p text:style-name="Code">DWORD inputMode;</text:p>
      <text:p text:style-name="Code"/>
      <text:p text:style-name="Code">void _init_console_mode()</text:p>
      <text:p text:style-name="Code">{</text:p>
      <text:p text:style-name="Code"><text:s text:c="4"/><text:span text:style-name="T186">if (hStdIn == NULL)</text:span></text:p>
      <text:p text:style-name="Code"><text:s text:c="4"/><text:span text:style-name="T186">{</text:span></text:p>
      <text:p text:style-name="Code"><text:s text:c="8"/>hStdIn = ::GetStdHandle(STD_INPUT_HANDLE);</text:p>
      <text:p text:style-name="P108"><text:s text:c="8"/>::GetConsoleMode(hStdIn, &amp;inputMode);</text:p>
      <text:p text:style-name="P108"><text:s text:c="4"/><text:span text:style-name="T186">}</text:span><text:line-break/>}</text:p>
      <text:p text:style-name="Code"/>
      <text:p text:style-name="Code">void _disableInputEcho()</text:p>
      <text:p text:style-name="Code">{<text:span text:style-name="T77"/></text:p>
      <text:p text:style-name="Code"><text:s text:c="4"/><text:span text:style-name="T186">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8"><text:s text:c="4"/><text:span text:style-name="T186">_init_console_mode();</text:span><text:span text:style-name="T77"/></text:p>
      <text:p text:style-name="P108"><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5">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2">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3">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5">Added Flyweight pattern image and writeup.</text:p>
      <text:p text:style-name="P106">Added Proxy pattern example, write-up, and image.</text:p>
      <text:p text:style-name="P107"><text:span text:style-name="T165">A</text:span>dded Visitor pattern example, <text:span text:style-name="T164">write-up, and image. <text:s/></text:span><text:span text:style-name="T165">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6">In the meantime, added syntax highlighting to the code snippets.</text:span></text:p>
      <text:h text:style-name="Heading_20_1" text:outline-level="1" text:is-list-header="true">Feb 26, 2023</text:h>
      <text:p text:style-name="P88">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0">The high level calls the low level version.</text:span> <text:s/><text:span text:style-name="T138">This doesn't work in C++ </text:span><text:span text:style-name="T139">as one of the two methods is unresolved at link time:</text:span></text:p>
      <text:p text:style-name="Code"><text:span text:style-name="T81">2&gt;Faced_ComplicatedSubSystem.obj : </text:span><text:span text:style-name="T141">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1">2&gt;Faced_ComplicatedSubSystem.obj : </text:span><text:span text:style-name="T141">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1">2&gt;C:\work\vs2022\DesignPatternExamples\bin\Debug\cplusplus\DesignPatternExamples_cplusplus.exe : </text:span><text:span text:style-name="T141">fatal error LNK1120: 2 unresolved externals</text:span></text:p>
      <text:p text:style-name="Text_20_body">Basically, the low level version cannot be found, probably masked by the high level method with the same parameters.</text:p>
      <text:p text:style-name="P91">There are only two ways I know of to resolve this:</text:p>
      <text:list text:style-name="L1">
        <text:list-item>
          <text:p text:style-name="P237">Make sure the parameters are different so overloading allows both to exist.</text:p>
        </text:list-item>
        <text:list-item>
          <text:p text:style-name="P237">Make sure the methods on one interface do not collide with methods on the other interface (more or less the same as #1)</text:p>
        </text:list-item>
      </text:list>
      <text:p text:style-name="P92">Actually, it would be simpler if the high level interface was implemented on a dedicated class that wrapped the low level interface. <text:s/><text:span text:style-name="T143">That worked. <text:s/>The Facade example is now functional.</text:span></text:p>
      <text:p text:style-name="P93">[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4">I still would like a better example for the Facade pattern.</text:p>
      <text:p text:style-name="P94"/>
      <text:p text:style-name="P95"><text:span text:style-name="T144">Did a little tweak of the Flyweight example in C# so that the velocities are doubles instead of ints. <text:s/>This allows me to have 5 levels of velocity instead of 1 (</text:span><text:span text:style-name="T145">±</text:span><text:span text:style-name="T144">0.2, </text:span><text:span text:style-name="T146">±</text:span><text:span text:style-name="T144">0.4, </text:span><text:span text:style-name="T146">±</text:span><text:span text:style-name="T144">0.6, </text:span><text:span text:style-name="T146">±</text:span><text:span text:style-name="T144">0.8, </text:span><text:span text:style-name="T146">±</text:span><text:span text:style-name="T144">1.0). <text:s/>Also modified the "big resource" to use +-| characters as the borders. <text:s/>Makes it look a little more interesting.</text:span></text:p>
      <text:p text:style-name="P95"><text:span text:style-name="T144">Started working on the flyweight pattern in C++. <text:s/></text:span><text:span text:style-name="T147">I can use the ANSI terminal sequence for setting the cursor position (</text:span><text:span text:style-name="T153">"</text:span><text:span text:style-name="T147">\x1b[&lt;</text:span><text:span text:style-name="T152">y</text:span><text:span text:style-name="T147">&gt;;&lt;</text:span><text:span text:style-name="T152">x</text:span><text:span text:style-name="T147">&gt;</text:span><text:span text:style-name="T148">f</text:span><text:span text:style-name="T153">" or "\x1b[&lt;y&gt;;&lt;x&gt;H"</text:span><text:span text:style-name="T148">). <text:s/>However, I still need to get the current cursor position. <text:s/></text:span><text:span text:style-name="T149">Ah. <text:s/>&lt;ESC&gt;7 </text:span><text:span text:style-name="T153">(or "&lt;ESC&gt;[s")</text:span><text:span text:style-name="T149"> will save the current cursor position to memory and &lt;ESC&gt;8 </text:span><text:span text:style-name="T153">(or "&lt;ESC&gt;[u")</text:span><text:span text:style-name="T149"> will restore cursor position from memory. <text:s/></text:span><text:span text:style-name="T150">So first save cursor position with &lt;ESC&gt;7, then to restore the position, &lt;ESC&gt;8 then &lt;ESC&gt;7 (I'm assuming the memory is lost after a restore </text:span><text:span text:style-name="T151">but if it isn't, drop the &lt;ESC&gt;7)</text:span><text:span text:style-name="T150">.</text:span></text:p>
      <text:p text:style-name="P96"><text:span text:style-name="T154">To hide the cursor: "\x1b</text:span>[?25l<text:span text:style-name="T154">" </text:span><text:span text:style-name="T155">(lowercase el).</text:span></text:p>
      <text:p text:style-name="P96"><text:span text:style-name="T154">To show the cursor: "\x1b</text:span>[?25h <text:span text:style-name="T154">".</text:span></text:p>
      <text:p text:style-name="P97">Implemented cursor stuff (helpers/cursor.h/cursor.cpp).</text:p>
      <text:p text:style-name="P97">Implemented helpers::readkey() and helpers::checkforkey().</text:p>
      <text:p text:style-name="P97">In the home stretch and I ran into the following <text:span text:style-name="T156">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8">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7">Fixing those instances where I passed a copy fixed the above errors.</text:span></text:p>
      <text:p text:style-name="P99">Running the C++ version of the Flyweight pattern sort of worked. <text:s/>There are artifacts from rendering.</text:p>
      <text:p text:style-name="P100">Ah. <text:s/>I needed to copy each character from a row to the output instead of trying to print the entire row – which is not possible since the row is a vector&lt;char&gt; and not a 0-terminated string.</text:p>
      <text:p text:style-name="P100">Another ah. <text:s/>I needed to pass the display array by reference in two cases.</text:p>
      <text:p text:style-name="P100">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8">show the display then </text:span>get the absolute cursor position <text:span text:style-name="T158">and</text:span> subtract the display height <text:span text:style-name="T158">to get to the rendering point. <text:s/></text:span><text:span text:style-name="T159">So I'm back to the problem of getting the cursor position. <text:s/>Using the ANSI sequence to save and restore the cursor position so long as the screen doesn't scroll between the two calls. <text:s/></text:span><text:span text:style-name="T160">I just may have to break down and modify the cursor helpers to use Windows to get the cursor position, just like in the C# version.</text:span></text:p>
      <text:h text:style-name="P228" text:outline-level="1" text:is-list-header="true">Feb 25, 2023</text:h>
      <text:p text:style-name="P86">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7">What I would have to do is explicitly enable the ANSI/VT (Virtual Terminal) support in the console used by the application. <text:s/>This <text:span text:style-name="T133">means</text:span> the Windows Terminal sets this automatically as does the batch script handler. <text:s/><text:span text:style-name="T134">This is required for both the C++ and C# versions of the DesignP</text:span><text:span text:style-name="T135">a</text:span><text:span text:style-name="T134">tternExamples program </text:span><text:span text:style-name="T135">when running in a Windows Command Prompt window.</text:span></text:p>
      <text:p text:style-name="P89">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6">Now the decorators print the raw text underlined and drawn in red text on a white background.</text:span></text:p>
      <text:p text:style-name="P90">And I just realized that a lot of my examples lack a certain sense of whimsy. <text:s/><text:span text:style-name="T137">The Flyweight example is good and the new Decorator example has some nice pizzazz but I need to bring that to all the examples. <text:s/>Just a thought for now.</text:span></text:p>
      <text:h text:style-name="P229" text:outline-level="1" text:is-list-header="true">Feb 24, 2023</text:h>
      <text:p text:style-name="P72">Translated Decorator pattern to C++. <text:s/>Created argumentnull_error exception in cplusplus/helpers. <text:s/>Modeled roughly after C#'s ArgumentNullException.</text:p>
      <text:p text:style-name="P72">Created compiler experiment area in c:\work\vs2022\compilertests. <text:s/>Using work.cpp as the place to do experiments. <text:s/>Added build.cmd to build work.cpp into an executable using /std:c++20 /Zc:__cplusplus parameters.</text:p>
      <text:p text:style-name="P72"><text:span text:style-name="T111">At first, </text:span>I defined the decorator classes only in Decorator_Classes.h, with inline implementation, but I ran int<text:span text:style-name="T111">o </text:span><text:span text:style-name="T114">three </text:span><text:span text:style-name="T113">build warnings:</text:span></text:p>
      <text:p text:style-name="Code"><text:span text:style-name="T81">2&gt;C:\Program Files\Microsoft Visual Studio\2022\Community\VC\Tools\MSVC\14.35.32215\include\charconv(699,36): </text:span><text:span text:style-name="T112">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charconv(726,31): </text:span><text:span text:style-name="T112">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4">When I moved the implementation code from Decorator_Classes.h to Decorator_Classes.cpp, the warnings were reduced to 1:</text:p>
      <text:p text:style-name="Code"><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5">y declared as static inside a function declared as inline. <text:s/>I'm guessing that the two header files, charconv and atomic, are expected to be used only in .cpp files, not .h files. <text:s/></text:span><text:span text:style-name="T116">However, I'm not explicitly loading either of those two files. <text:s/></text:span><text:span text:style-name="T117">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8">And if I remove &lt;memory&gt; from Decorator_Classes.h (replacing </text:span><text:span text:style-name="T27">typedef std::shared_ptr&lt;IRenderElement&gt; IRenderElementPtr</text:span><text:span text:style-name="T118"> with </text:span><text:span text:style-name="T27">typedef IRenderElement* IRenderElementPtr</text:span><text:span text:style-name="T118">)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9">atomic&gt;</text:span> warning persisted.</text:p>
      <text:p text:style-name="Text_20_body">In online searches for a description of this problem, I came across <text:span text:style-name="T120">th</text:span><text:span text:style-name="T122">is (unrelated)</text:span><text:span text:style-name="T120"> </text:span><text:a xlink:type="simple" xlink:href="https://stackoverflow.com/questions/2717436/whats-your-convention-for-typedefing-shared-ptr#2717666" text:style-name="Internet_20_link" text:visited-style-name="Visited_20_Internet_20_Link">stackoverflow answer</text:a> <text:span text:style-name="T120">that describes a good way to define a typedef for a shared_ptr on a particular type. <text:s/>Basically, put the typedef in the type. <text:s/></text:span><text:span text:style-name="T121">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3">atomic)</text:span> warning.</text:p>
      <text:p text:style-name="P75">I also tried the more modern aliasing instead of typedef:</text:p>
      <text:p text:style-name="Code"><text:soft-page-break/>using shared_ptr_t = std::shared_ptr&lt;IRenderElement&gt;;</text:p>
      <text:p text:style-name="P75">but I still got the &lt;atomic&gt; warning.</text:p>
      <text:p text:style-name="P76">The only other way I can see to fix this is to require &lt;memory&gt; to be included before including Decorator_Classes.h and remove &lt;memory&gt; from Decorator_Classes.h.</text:p>
      <text:p text:style-name="P77">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4">all warnings enabled and treated as errors. <text:s/></text:span><text:span text:style-name="T125">Trying to build work.cpp exactly as in Visual Studio but facing problem of missing functions due to not linking in the C++ runtime library (I suspect). <text:s/>The command lines for </text:span><text:span text:style-name="T126">the </text:span><text:span text:style-name="T125">linker in the DesignPatternExamples_cpp project do not show the inclusion of the C++ runtime library other than with /MD </text:span><text:span text:style-name="T126">(in the compiler settings).</text:span></text:p>
      <text:p text:style-name="P78">Resolved. <text:s/><text:span text:style-name="T127">The command switches I was applying to the compiler test apparently included some 64-bit stuff and t</text:span>he problem is I needed to make sure I was building for <text:span text:style-name="T127">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79">But either way, I don't get that &lt;atomic&gt; warning, <text:span text:style-name="T128">which means the problem is somewhere else in the DesignPatternExamples_cpp project.</text:span></text:p>
      <text:p text:style-name="P80">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1">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2">Working on the overview and diagram. <text:s/>Is there a way to structure the decorator classes so they can be added to any other decorator class in any order? <text:s/><text:span text:style-name="T129">You could add a method to the IRenderElement interface, something like WrapThis(IRenderElement) </text:span><text:span text:style-name="T131">(or perhaps DecorateThis())</text:span><text:span text:style-name="T129">. <text:s/></text:span><text:span text:style-name="T130">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3">I am not sure this is any easier to understand than the nested constructors.</text:p>
      <text:p text:style-name="P84">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5">Modified the C++ <text:span text:style-name="T132">and C#</text:span> Decorator example to use a Decorator base class for all decorators.</text:p>
      <text:h text:style-name="P230" text:outline-level="1" text:is-list-header="true">Feb 23, 2023</text:h>
      <text:p text:style-name="P61">I need to flesh out the description of each pattern to describe and, if possible, to show the specific example.</text:p>
      <text:p text:style-name="P61">After some research, <text:span text:style-name="T102">found that </text:span>I can use the doxygen @snippet command to pull in fragments of code surrounded by <text:span text:style-name="T25">//! [Identifier string]</text:span> <text:span text:style-name="T97">(note that the //! could also be ///). <text:s/>I need</text:span><text:span text:style-name="T102">ed</text:span><text:span text:style-name="T97"> to modify the EXAMPLE_PATH variable in Doxyfile to point to the source directory (I used "../" so that I can refer to the snippet file as cplusplus/program.cpp or csharp/program.cs).</text:span></text:p>
      <text:p text:style-name="P66">Example snippet <text:span text:style-name="T103">(used in adapter.md):</text:span></text:p>
      <text:p text:style-name="Code">@snippet cplusplus/program.cpp Using Adapter in C++</text:p>
      <text:p text:style-name="P66">In program.cpp, I added the following to before and after <text:span text:style-name="T103">Adapter_Exercise() function to identify the snippet:</text:span></text:p>
      <text:p text:style-name="Code">//!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8">This appears to be caused by th</text:span><text:span text:style-name="T99">e style associated with the doc-content entity ID. <text:s/>Firefox Inspector shows the following in the adapter_pattern.html:</text:span></text:p>
      <text:p text:style-name="Code">&lt;div id="doc-content" style="margin-left: 256px; height: 868px;"&gt;</text:p>
      <text:p text:style-name="P63"><text:soft-page-break/>However, in the actual page, the tag is just <text:span text:style-name="T25">&lt;div id="doc-content"&gt;</text:span>. <text:s/><text:span text:style-name="T100">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101">I'm going to leave this alone for now.</text:span></text:p>
      <text:p text:style-name="P65">I wanted to put in a link to the source file declaring the DataReaderWriter class but I can't find a way to do that in doxygen. <text:s/><text:span text:style-name="T102">Oh well, just live with linking to the descriptions.</text:span></text:p>
      <text:p text:style-name="P66">After finishing adapter.md, did the same to bridge.md, with code snippets as well.</text:p>
      <text:p text:style-name="P67">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4">I think I need a dynamic_cast&lt;&gt;. <text:s/></text:span><text:span text:style-name="T105">Trying the following:</text:span></text:p>
      <text:p text:style-name="Code">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6">So I either need to get rid of IFileDirEntry or redo the vector to be std::vector&lt;std::unique_ptr&lt;IFileDirEntry&gt;&gt;.</text:span></text:p>
      <text:p text:style-name="P73">Modified IFileDirEntry to make children std::vector&lt;std::shared_ptr&lt;IfileDirEntry&gt;&gt;. <text:s/>I added a typedef to make this easier to type:</text:p>
      <text:p text:style-name="Code">typedef std::vector&lt;std::shared_ptr&lt;IFileDirEntry&gt;&gt; I<text:span text:style-name="T107">F</text:span>ileDirEntryList;</text:p>
      <text:p text:style-name="P70">And I eventually got it all to work! <text:s/><text:span text:style-name="T108">Committed my changes.</text:span></text:p>
      <text:p text:style-name="P71">Next is to work on the composite.md write up. <text:s/><text:span text:style-name="T109">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0">at least </text:span><text:span text:style-name="T109">simplify things </text:span><text:span text:style-name="T110">a little by removing an unnecessary distraction.</text:span></text:p>
      <text:p text:style-name="P168">Removed the IFileDirEntry interface from both C++ and C#.</text:p>
      <text:p text:style-name="P169">Translated the Observer pattern from C# to C++. <text:s/><text:span text:style-name="T245">Added diagram image and updated the write-up. <text:s/>Also tweaked some cross references in ObserverSubject_NumberProducer class to the HandlerChain_Class methods about multi-threading locks.</text:span></text:p>
      <text:h text:style-name="P231" text:outline-level="1" text:is-list-header="true">Feb 22, 2023</text:h>
      <text:p text:style-name="P34">In the C++ version of the Adapter class, remove the class factory for creating the main DataReaderWriterImpl class and replace it with a functional DataReaderWriter class declared in a <text:soft-page-break/>header file and defined in the DataReaderWriter.cpp file. <text:s/><text:span text:style-name="T44">This will make the C++ example closer to the C# example and will remove the obscuring IDataReaderWriter interface, which does not contribute to the example.</text:span></text:p>
      <text:p text:style-name="P35"><text:span text:style-name="T45">I already did the </text:span>same thing for the Bridge class, <text:span text:style-name="T45">so no changes needed there</text:span>.</text:p>
      <text:p text:style-name="P39">Updated testpage.html and testhighlight.html with the latest version of the Adapter example.</text:p>
      <text:p text:style-name="P40"><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0">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6">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4"><text:span text:style-name="T53">Installed</text:span> the latest version of doxygen (v1.9.6<text:span text:style-name="T52">) as I have v1.8.19 from 2019. <text:s text:c="2"/></text:span><text:span text:style-name="T53">Installed the latest version of Graphviz (v7.10) as I have v2.19 from 2014.</text:span></text:p>
      <text:p text:style-name="P45">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text:soft-page-break/>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he resulting documentation, while plain, does seem to work more or less as I would like. <text:s/>Definitely need to spend some time with the explanation stuff. <text:s/><text:span text:style-name="T55">I can put the markdown files in the Docs directory.</text:span></text:p>
      <text:p text:style-name="P47">In C#, renamed DesignPatternExamples namespace to be DesignPatternExamples_csharp. <text:s/>Makes it easier to distinguish the different language in doxygen-generated files.</text:p>
      <text:p text:style-name="P48">Added mainpage.md and adapter.md to see how those work.</text:p>
      <text:p text:style-name="P49">Cross references to other sections:</text:p>
      <text:list text:style-name="L2">
        <text:list-item>
          <text:p text:style-name="P239">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240">The disadvantage of markdown is the page name must be explicitly used and the link text must be explicitly given.</text:p>
            </text:list-item>
            <text:list-item>
              <text:p text:style-name="P241">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239">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238">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0">Images in markdown:</text:p>
      <text:list text:style-name="L3">
        <text:list-item>
          <text:p text:style-name="P242">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243">Doxygen does not interpret this <text:span text:style-name="T61">the same way</text:span>. <text:s/>Doxygen ignores the alt text and converts the title into a caption under the image.</text:p>
            </text:list-item>
            <text:list-item>
              <text:p text:style-name="P244">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245">The "image" class centers the image.</text:p>
            </text:list-item>
          </text:list>
        </text:list-item>
        <text:list-item>
          <text:p text:style-name="P246"><text:soft-page-break/>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247">Can also use a raw &lt;img&gt; tag, to provide ultimate control. <text:s/><text:span text:style-name="T72">For example:</text:span></text:p>
        </text:list-item>
      </text:list>
      <text:p text:style-name="P36">&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85">me </text:span>to embed <text:span text:style-name="T86">Doxygen and Markdown tags in </text:span>HTML. <text:s/>In Doxyfile, modify EXTENSION_MAPPING to this:</text:p>
      <text:p text:style-name="Code">EXTENSION_MAPPING <text:s text:c="5"/>= html=md</text:p>
      <text:p text:style-name="P54">Then add *.html to the end of the FILE_PATTERNS list.</text:p>
      <text:p text:style-name="P54">Then in the .html file, add the following to the top:</text:p>
      <text:p text:style-name="Code">@page page_id Page Title</text:p>
      <text:p text:style-name="P54">After that, add the &lt;div&gt; tags for the explanation and image. <text:s/>At the end, add <text:span text:style-name="T83">markdown for the</text:span> See Also links and Doxygen @ref for the links. <text:s/><text:span text:style-name="T83">For example:</text:span></text:p>
      <text:p text:style-name="Code">### See Also</text:p>
      <text:p text:style-name="Code">- @ref mainpage "Main Page"</text:p>
      <text:p text:style-name="P55">This works because the Markdown processor being used supports HTML in Markdown. <text:s/><text:span text:style-name="T84">I just think it's a little less confusing seeing mostly HTML in a Markdown file. <text:s/></text:span><text:span text:style-name="T89">I also don't need the surrounding &lt;div </text:span><text:soft-page-break/><text:span text:style-name="T89">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7">Doxygen doesn't really care about the contents, only that they can be formatted </text:span><text:span text:style-name="T88">in certain ways. <text:s/></text:span><text:span text:style-name="T90">The disadvantage is I have embedded HTML that might screw up if doxygen's styles are ever changed, or the page layout is changed. <text:s/>I think it will be okay since it is self-contained and it uses my own styles. <text:s/></text:span><text:span text:style-name="T91">Here is my example:</text:span></text:p>
      <text:p text:style-name="Code">@page adapter2_pattern Adapter2 Pattern</text:p>
      <text:p text:style-name="Code"/>
      <text:p text:style-name="P136">&lt;div class="explanation_text"&gt;</text:p>
      <text:p text:style-name="P136"><text:s text:c="4"/>&lt;img class="explanation_image" src="adapter_diagram.png" /&gt;</text:p>
      <text:p text:style-name="P136"><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6"><text:s text:c="4"/>&lt;/p&gt;</text:p>
      <text:p text:style-name="P136"><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6"><text:span text:style-name="T78"><text:s text:c="4"/></text:span><text:span text:style-name="T92">&lt;/</text:span><text:span text:style-name="T73">p</text:span><text:span text:style-name="T92">&gt;</text:span></text:p>
      <text:p text:style-name="P126"><text:span text:style-name="T92">&lt;/</text:span><text:span text:style-name="T73">div</text:span><text:span text:style-name="T92">&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94">which prevents a blank line from appearing between the paragraphs.</text:span></text:p>
      <text:p text:style-name="P37"/>
      <text:p text:style-name="P57">Nope, I'm going back to markdown only and live with the image at the top of the expl<text:span text:style-name="T95">a</text:span>nation.</text:p>
      <text:p text:style-name="P57"/>
      <text:p text:style-name="P58">Note: At the moment, the html folder containing the output of doxygen is 8.32 megabytes in size.</text:p>
      <text:p text:style-name="P59">Added bridge.md as the <text:span text:style-name="T96">discussion</text:span> of the bridge pattern.</text:p>
      <text:h text:style-name="P232"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oft-page-break/><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260" svg:width="2.3004in" svg:height="2.2189in" svg:x="0in" svg:y="0in"><text:p text:style-name="P259"><text:span text:style-name="T279">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261" xml:id="id2" draw:id="id2" svg:width="1.1098in" svg:height="1.2713in" svg:x="3.7in" svg:y="0.4264in"><text:p text:style-name="P259"><text:span text:style-name="T279">External</text:span></text:p><text:p text:style-name="P259"><text:span text:style-name="T279">component</text:span></text:p><draw:enhanced-geometry svg:viewBox="0 0 21600 21600" draw:type="rectangle" draw:enhanced-path="M 0 0 L 21600 0 21600 21600 0 21600 0 0 Z N"/></draw:custom-shape><draw:custom-shape draw:name="Shape 11" draw:style-name="gr4" draw:text-style-name="P263" svg:width="0.5543in" svg:height="0.3307in" svg:x="0.3457in" svg:y="0.1634in"><text:p text:style-name="P262"><text:span text:style-name="T28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263" svg:width="0.5539in" svg:height="0.3307in" svg:x="1.4in" svg:y="0.1437in"><text:p text:style-name="P262"><text:span text:style-name="T28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265" xml:id="id1" draw:id="id1" svg:width="0.635in" svg:height="0.4335in" svg:x="1.4252in" svg:y="0.8437in"><text:p text:style-name="P264"><text:span text:style-name="T281">Adapter</text:span></text:p><text:p text:style-name="P264"><text:span text:style-name="T28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263" svg:width="0.5543in" svg:height="0.3307in" svg:x="1.3709in" svg:y="1.4882in"><text:p text:style-name="P262"><text:span text:style-name="T28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263" svg:width="0.5543in" svg:height="0.3307in" svg:x="0.6209in" svg:y="1.7437in"><text:p text:style-name="P262"><text:span text:style-name="T28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263" svg:width="0.5539in" svg:height="0.3307in" svg:x="0.7in" svg:y="1.3382in"><text:p text:style-name="P262"><text:span text:style-name="T28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263" svg:width="0.5543in" svg:height="0.3303in" svg:x="0.7957in" svg:y="0.5189in"><text:p text:style-name="P262"><text:span text:style-name="T28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266"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text:soft-page-break/>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29">Either I commit to using some<text:span text:style-name="T38">thing</text:span> in the page such as highlight.js or Prism.js or I use Prism.js locally as part of <text:span text:style-name="T39">a</text:span> build process to generate the static HTML pages.</text:p>
      <text:p text:style-name="P30">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text:soft-page-break/>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1">Finally, modified onload() function to add the following as the last line:</text:p>
      <text:p text:style-name="Code">highlightCode();</text:p>
      <text:p text:style-name="P31">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3">load</text:span> these style sheets.</text:p>
      <text:h text:style-name="P233"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248">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249">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250"><text:soft-page-break/>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250">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234"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text:soft-page-break/>#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235"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text:soft-page-break/>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13T10:28:40.086000000</dc:date>
    <dc:creator>Stephen P Lepisto</dc:creator>
    <meta:editing-duration>P3DT14H51M31S</meta:editing-duration>
    <meta:editing-cycles>318</meta:editing-cycles>
    <meta:generator>LibreOffice/7.5.0.3$Windows_X86_64 LibreOffice_project/c21113d003cd3efa8c53188764377a8272d9d6de</meta:generator>
    <meta:document-statistic meta:table-count="1" meta:image-count="0" meta:object-count="0" meta:page-count="39" meta:paragraph-count="830" meta:word-count="12988" meta:character-count="98555" meta:non-whitespace-character-count="83981"/>
  </office:meta>
</office:document-meta>
</file>